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240c27" style:font-size-asian="10pt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24f654" style:font-size-asian="10pt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259931" style:font-size-asian="10pt" style:font-size-complex="10pt"/>
    </style:style>
    <style:style style:name="P16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  <style:style style:name="T10" style:family="text">
      <style:text-properties officeooo:rsid="002218c8"/>
    </style:style>
    <style:style style:name="T11" style:family="text">
      <style:text-properties officeooo:rsid="0022acc9"/>
    </style:style>
    <style:style style:name="T12" style:family="text">
      <style:text-properties officeooo:rsid="00232cc0"/>
    </style:style>
    <style:style style:name="T13" style:family="text">
      <style:text-properties officeooo:rsid="00240c27"/>
    </style:style>
    <style:style style:name="T14" style:family="text">
      <style:text-properties officeooo:rsid="0024f654"/>
    </style:style>
    <style:style style:name="T15" style:family="text">
      <style:text-properties officeooo:rsid="00259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1"><text:span text:style-name="T7">Lá no fundo tudo é escuro,</text:span>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5"><text:span text:style-name="T7">é só para mergulhadores</text:span>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8"><text:span text:style-name="T9">No fundo,</text:span>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8"><text:span text:style-name="T9">Foi por causa do aumento</text:span>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8"><text:span text:style-name="T9">é fundamental saber</text:span>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8"><text:span text:style-name="T9">sobretudo nos períodos de seca.</text:span>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0">m fenômeno bastante</text:span> r<text:span text:style-name="T10">e</text:span>cent<text:span text:style-name="T10">e</text:span></text:p>
      <text:p text:style-name="P1">e <text:span text:style-name="T10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0">O esgotamento das</text:span> nascentes</text:p>
      <text:p text:style-name="P10">po<text:span text:style-name="T10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0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0">quando a temperatura externa</text:span></text:p>
      <text:p text:style-name="P1"><text:span text:style-name="T10">pode ser</text:span> n<text:span text:style-name="T10">e</text:span>gativ<text:span text:style-name="T10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0">a</text:span>s nascentes <text:span text:style-name="T10">dá um calor</text:span></text:p>
      <text:p text:style-name="P1"><text:span text:style-name="T10">de que várias</text:span> espécies <text:span text:style-name="T10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0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0">estranhos</text:span> mastodontes</text:p>
      <text:p text:style-name="P1"><text:span text:style-name="T10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0">gindo das águas frias</text:span></text:p>
      <text:p text:style-name="P1"><text:span text:style-name="T10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0">do Golfo do México</text:span></text:p>
      <text:p text:style-name="P1"><text:span text:style-name="T10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0">ess</text:span>es lamantins</text:p>
      <text:p text:style-name="P1"><text:span text:style-name="T10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0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0">ocultos sob os ciprestes</text:span></text:p>
      <text:p text:style-name="P1"><text:soft-page-break/><text:span text:style-name="T10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0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0">Esses mamíferos podem viver</text:span></text:p>
      <text:p text:style-name="P1"><text:span text:style-name="T10">na</text:span> água doce <text:span text:style-name="T10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0">pois seu</text:span> organism<text:span text:style-name="T10">o enfrenta</text:span></text:p>
      <text:p text:style-name="P1"><text:span text:style-name="T10">todas as</text:span> varia<text:span text:style-name="T10">çõe</text:span>s de salini<text:span text:style-name="T10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0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0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0">ara resistir</text:span></text:p>
      <text:p text:style-name="P10"><text:span text:style-name="T10">a temperaturas abaixo de</text:span> 20°<text:span text:style-name="T10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0">ma</text:span> água <text:span text:style-name="T10">abaixo </text:span>de 15°</text:p>
      <text:p text:style-name="P10"><text:span text:style-name="T10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0">A</text:span> temperatura da água das nascentes</text:p>
      <text:p text:style-name="P1">na Flórida <text:span text:style-name="T10">é igual o </text:span>ano <text:span text:style-name="T10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0">a reflete </text:span>a temperatura</text:p>
      <text:p text:style-name="P1">ext<text:span text:style-name="T10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0">N</text:span>ascentes são habitats</text:p>
      <text:p text:style-name="P1"><text:span text:style-name="T10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0">obretudo para os que não podem</text:span></text:p>
      <text:p text:style-name="P10"><text:span text:style-name="T10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0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0">a</text:span>s camadas de calcári<text:span text:style-name="T10">o</text:span></text:p>
      <text:p text:style-name="P1"><text:span text:style-name="T10">têm uma</text:span> capaci<text:span text:style-name="T10">dade </text:span>isola<text:span text:style-name="T10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0">garantindo</text:span> à água</text:p>
      <text:p text:style-name="P10">temperatura constante <text:span text:style-name="T10">o </text:span>ano <text:span text:style-name="T10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0">Em certos pontos,</text:span></text:p>
      <text:p text:style-name="P1"><text:span text:style-name="T10">o</text:span>s lamantins se <text:span text:style-name="T10">a</text:span>press<text:span text:style-name="T10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0">se aglutinam</text:span>, forman<text:span text:style-name="T10">do grupos</text:span></text:p>
      <text:p text:style-name="P1"><text:soft-page-break/>de <text:span text:style-name="T10">mai</text:span>s de 200 indiv<text:span text:style-name="T10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0">Em</text:span> Cristal River,</text:p>
      <text:p text:style-name="P1"><text:span text:style-name="T10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0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0">Mais</text:span> <text:span text:style-name="T10">para </text:span>n<text:span text:style-name="T10">ô</text:span>mades</text:p>
      <text:p text:style-name="P10">e solit<text:span text:style-name="T10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1">ess</text:span>es sir<text:span text:style-name="T11">ênios</text:span></text:p>
      <text:p text:style-name="P11"><text:span text:style-name="T11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1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1">eles gostam de voltar à</text:span> nascente</text:p>
      <text:p text:style-name="P1"><text:span text:style-name="T11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1">Eles não se esfregam</text:span></text:p>
      <text:p text:style-name="P11"><text:span text:style-name="T11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1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1">que estimulam seu cheiro</text:span></text:p>
      <text:p text:style-name="P1"><text:span text:style-name="T11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1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1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1">ara se conhecer</text:span></text:p>
      <text:p text:style-name="P11"><text:span text:style-name="T11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<text:span text:style-name="T12">ada</text:span> nascente#</text:p>
      <text:p text:style-name="P1"/>
      <text:p text:style-name="P1"><text:span text:style-name="T1"><text:s/></text:span>143: 10:14:29.07 10:14:33.09 <text:s/>Durée 00:00:04.02 <text:s/>Lisibilité 61</text:p>
      <text:p text:style-name="P1">#<text:span text:style-name="T12">resulta</text:span> <text:span text:style-name="T12">da </text:span>simple<text:span text:style-name="T12">s união</text:span></text:p>
      <text:p text:style-name="P1"><text:span text:style-name="T12">do hidrogênio com o oxigênio</text:span>.#</text:p>
      <text:p text:style-name="P1"/>
      <text:p text:style-name="P1"><text:span text:style-name="T1"><text:s/></text:span>144: 10:14:36.13 10:14:38.05 <text:s/>Durée 00:00:01.17 <text:s/>Lisibilité 25</text:p>
      <text:p text:style-name="P1">#<text:span text:style-name="T12">Gotas caídas do céu</text:span>,#</text:p>
      <text:p text:style-name="P1"/>
      <text:p text:style-name="P1"><text:span text:style-name="T1"><text:s/></text:span>145: 10:14:39.01 10:14:42.23 <text:s/>Durée 00:00:03.22 <text:s/>Lisibilité 58</text:p>
      <text:p text:style-name="P1">#<text:span text:style-name="T12">às vezes a vários</text:span> quilômetros</text:p>
      <text:p text:style-name="P1"><text:span text:style-name="T12">de onde</text:span> a água <text:span text:style-name="T12">brota</text:span>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<text:span text:style-name="T12">O ciclo</text:span> da água com<text:span text:style-name="T12">eça</text:span>#</text:p>
      <text:p text:style-name="P1"/>
      <text:p text:style-name="P1"><text:span text:style-name="T1"><text:s/></text:span>147: 10:15:01.18 10:15:04.09 <text:s/>Durée 00:00:02.16 <text:s/>Lisibilité 40</text:p>
      <text:p text:style-name="P1">#<text:span text:style-name="T12">no ponto de </text:span>infiltra<text:span text:style-name="T12">ção</text:span></text:p>
      <text:p text:style-name="P1"><text:span text:style-name="T12">onde o</text:span> sol<text:span text:style-name="T12">o é permeável</text:span>.#</text:p>
      <text:p text:style-name="P1"/>
      <text:p text:style-name="P1"><text:span text:style-name="T1"><text:s/></text:span>148: 10:15:09.03 10:15:11.20 <text:s/>Durée 00:00:02.17 <text:s/>Lisibilité 40</text:p>
      <text:p text:style-name="P1">#<text:span text:style-name="T13">Na estação chuvosa,</text:span></text:p>
      <text:p text:style-name="P1"><text:span text:style-name="T13">de junho a outubro</text:span>,#</text:p>
      <text:p text:style-name="P1"/>
      <text:p text:style-name="P1"><text:span text:style-name="T1"><text:s/></text:span>149: 10:15:12.00 10:15:16.04 <text:s/>Durée 00:00:04.04 <text:s/>Lisibilité 62</text:p>
      <text:p text:style-name="P12">#u<text:span text:style-name="T13">ma</text:span> parte d<text:span text:style-name="T13">a</text:span>s pr<text:span text:style-name="T13">e</text:span>cipita<text:span text:style-name="T13">ções</text:span></text:p>
      <text:p text:style-name="P12"><text:span text:style-name="T13">entra nos córregos e</text:span> rios.#</text:p>
      <text:p text:style-name="P1"/>
      <text:p text:style-name="P1"><text:span text:style-name="T1"><text:s/></text:span>150: 10:15:23.19 10:15:27.07 <text:s/>Durée 00:00:03.13 <text:s/>Lisibilité 53</text:p>
      <text:p text:style-name="P12">#<text:span text:style-name="T13">Em certos pontos,</text:span></text:p>
      <text:p text:style-name="P12"><text:span text:style-name="T13">é</text:span> absor<text:span text:style-name="T13">vida </text:span>p<text:span text:style-name="T13">elos solos arenosos</text:span>.#</text:p>
      <text:p text:style-name="P1"/>
      <text:p text:style-name="P1"><text:span text:style-name="T1"><text:s/></text:span>151: 10:15:29.10 10:15:32.22 <text:s/>Durée 00:00:03.12 <text:s/>Lisibilité 52</text:p>
      <text:p text:style-name="P13">#<text:span text:style-name="T14">Em outros pontos</text:span>,</text:p>
      <text:p text:style-name="P13">a água s<text:span text:style-name="T14">e </text:span>infiltr<text:span text:style-name="T14">a n</text:span>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<text:span text:style-name="T14">e</text:span> sema<text:span text:style-name="T14">nas, meses ou século</text:span>s,#</text:p>
      <text:p text:style-name="P1"/>
      <text:p text:style-name="P1"><text:span text:style-name="T1"><text:s/></text:span>153: 10:15:40.19 10:15:43.23 <text:s/>Durée 00:00:03.04 <text:s/>Lisibilité 47</text:p>
      <text:p text:style-name="P13">#a água<text:span text:style-name="T14"> viaja entre essas pilhas</text:span></text:p>
      <text:p text:style-name="P13">de rochas fri<text:span text:style-name="T14">ávei</text:span>s,#</text:p>
      <text:p text:style-name="P1"/>
      <text:p text:style-name="P1"><text:span text:style-name="T1"><text:s/></text:span>154: 10:15:44.02 10:15:48.08 <text:s/>Durée 00:00:04.06 <text:s/>Lisibilité 64</text:p>
      <text:p text:style-name="P13">#sol<text:span text:style-name="T14">úveis ou porosas</text:span></text:p>
      <text:p text:style-name="P13"><text:span text:style-name="T14">moldando cenários surpreendentes</text:span>.#</text:p>
      <text:p text:style-name="P1"/>
      <text:p text:style-name="P1"><text:span text:style-name="T1"><text:s/></text:span>155: 10:16:04.12 10:16:06.20 <text:s/>Durée 00:00:02.08 <text:s/>Lisibilité 35</text:p>
      <text:p text:style-name="P13">#Quand<text:span text:style-name="T14">o o subsolo</text:span></text:p>
      <text:p text:style-name="P13"><text:span text:style-name="T14">chega à saturação</text:span>,#</text:p>
      <text:p text:style-name="P1"/>
      <text:p text:style-name="P1"><text:span text:style-name="T1"><text:s/></text:span>156: 10:16:06.24 10:16:08.22 <text:s/>Durée 00:00:01.23 <text:s/>Lisibilité 29</text:p>
      <text:p text:style-name="P1">#<text:span text:style-name="T14">as águas pluviais</text:span> qu<text:span text:style-name="T14">e</text:span> aflue<text:span text:style-name="T14">m</text:span>#</text:p>
      <text:p text:style-name="P1"/>
      <text:p text:style-name="P1"><text:span text:style-name="T1"><text:s/></text:span>157: 10:16:09.02 10:16:11.06 <text:s/>Durée 00:00:02.04 <text:s/>Lisibilité 32</text:p>
      <text:p text:style-name="P1">#pression<text:span text:style-name="T14">am a</text:span> água <text:span text:style-name="T14">já pre</text:span>sente.#</text:p>
      <text:p text:style-name="P1"/>
      <text:p text:style-name="P1"><text:span text:style-name="T1"><text:s/></text:span>158: 10:16:12.06 10:16:16.10 <text:s/>Durée 00:00:04.04 <text:s/>Lisibilité 62</text:p>
      <text:p text:style-name="P1">#El<text:span text:style-name="T14">a busca então caminhos</text:span></text:p>
      <text:p text:style-name="P1"><text:span text:style-name="T14">para brotar de novo na superfície</text:span>.#</text:p>
      <text:p text:style-name="P1"/>
      <text:p text:style-name="P1"><text:span text:style-name="T1"><text:s/></text:span>159: 10:16:41.15 10:16:43.07 <text:s/>Durée 00:00:01.17 <text:s/>Lisibilité 25</text:p>
      <text:p text:style-name="P13">#<text:span text:style-name="T14">Essa</text:span>s nascentes</text:p>
      <text:p text:style-name="P13">providen<text:span text:style-name="T14">ciai</text:span>s#</text:p>
      <text:p text:style-name="P1"/>
      <text:p text:style-name="P1"><text:span text:style-name="T1"><text:s/></text:span>160: 10:16:43.12 10:16:47.00 <text:s/>Durée 00:00:03.13 <text:s/>Lisibilité 53</text:p>
      <text:p text:style-name="P1">#<text:span text:style-name="T14">já eram muito</text:span> fr<text:span text:style-name="T14">e</text:span>quent<text:span text:style-name="T14">adas</text:span></text:p>
      <text:p text:style-name="P1"><text:span text:style-name="T14">há vários</text:span> milhões de anos.#</text:p>
      <text:p text:style-name="P1"/>
      <text:p text:style-name="P1"><text:span text:style-name="T1"><text:s/></text:span>161: 10:16:50.04 10:16:50.24 <text:s/>Durée 00:00:00.20 <text:s/>Lisibilité 12</text:p>
      <text:p text:style-name="P1">#<text:span text:style-name="T14">Com o tempo</text:span>,#</text:p>
      <text:p text:style-name="P1"/>
      <text:p text:style-name="P1"><text:span text:style-name="T1"><text:s/></text:span>162: 10:16:51.04 10:16:54.19 <text:s/>Durée 00:00:03.15 <text:s/>Lisibilité 54</text:p>
      <text:p text:style-name="P1">#camadas de s<text:span text:style-name="T14">e</text:span>diment<text:span text:style-name="T14">o</text:span>s</text:p>
      <text:p text:style-name="P1"><text:soft-page-break/>e de calcári<text:span text:style-name="T14">o empilharam-se</text:span>#</text:p>
      <text:p text:style-name="P1"/>
      <text:p text:style-name="P1"><text:span text:style-name="T1"><text:s/></text:span>163: 10:16:54.23 10:16:59.04 <text:s/>Durée 00:00:04.06 <text:s/>Lisibilité 64</text:p>
      <text:p text:style-name="P1">#cr<text:span text:style-name="T14">iando um verdadeiro mil-folhas</text:span></text:p>
      <text:p text:style-name="P1"><text:span text:style-name="T14">geológico e arqueológico</text:span>.#</text:p>
      <text:p text:style-name="P1"/>
      <text:p text:style-name="P1"><text:span text:style-name="T1"><text:s/></text:span>164: 10:17:17.10 10:17:19.14 <text:s/>Durée 00:00:02.04 <text:s/>Lisibilité 32</text:p>
      <text:p text:style-name="P1">#<text:span text:style-name="T14">A</text:span>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Morris e Long</text:p>
      <text:p text:style-name="P1"><text:span text:style-name="T14">continuam a</text:span> explora<text:span text:style-name="T14">ção</text:span>#</text:p>
      <text:p text:style-name="P1"/>
      <text:p text:style-name="P1"><text:span text:style-name="T1"><text:s/></text:span>166: 10:17:22.09 10:17:25.09 <text:s/>Durée 00:00:03.00 <text:s/>Lisibilité 45</text:p>
      <text:p text:style-name="P13">#de <text:span text:style-name="T14">um dos </text:span>aquíferos</text:p>
      <text:p text:style-name="P13"><text:span text:style-name="T14">mais produtivos</text:span> da Flórida.#</text:p>
      <text:p text:style-name="P1"/>
      <text:p text:style-name="P1"><text:span text:style-name="T1"><text:s/></text:span>167: 10:18:00.19 10:18:03.10 <text:s/>Durée 00:00:02.16 <text:s/>Lisibilité 40</text:p>
      <text:p text:style-name="P1">#<text:span text:style-name="T14">E</text:span>stim<text:span text:style-name="T14">am</text:span> que <text:span text:style-name="T14">a</text:span>s pr<text:span text:style-name="T14">imeira</text:span>s nascentes</text:p>
      <text:p text:style-name="P1"><text:span text:style-name="T14">formaram-se</text:span>#</text:p>
      <text:p text:style-name="P1"/>
      <text:p text:style-name="P1"><text:span text:style-name="T1"><text:s/></text:span>168: 10:18:03.15 10:18:05.10 <text:s/>Durée 00:00:01.20 <text:s/>Lisibilité 27</text:p>
      <text:p text:style-name="P1">#<text:span text:style-name="T14">há</text:span> 55 milhões d<text:span text:style-name="T14">e </text:span>ano<text:span text:style-name="T14">s</text:span>.#</text:p>
      <text:p text:style-name="P1"/>
      <text:p text:style-name="P1"><text:span text:style-name="T1"><text:s/></text:span>169: 10:18:07.22 10:18:09.15 <text:s/>Durée 00:00:01.18 <text:s/>Lisibilité 26</text:p>
      <text:p text:style-name="P1">#<text:span text:style-name="T14">Ness</text:span>e dédal<text:span text:style-name="T14">o</text:span> de galerias,#</text:p>
      <text:p text:style-name="P1"/>
      <text:p text:style-name="P1"><text:span text:style-name="T1"><text:s/></text:span>170: 10:18:09.19 10:18:12.17 <text:s/>Durée 00:00:02.23 <text:s/>Lisibilité 44</text:p>
      <text:p text:style-name="P1">#animais pré-hist<text:span text:style-name="T14">óricos</text:span></text:p>
      <text:p text:style-name="P1"><text:span text:style-name="T14">acabaram presos</text:span>.#</text:p>
      <text:p text:style-name="P1"/>
      <text:p text:style-name="P1"><text:span text:style-name="T1"><text:s/></text:span>171: 10:18:18.18 10:18:21.18 <text:s/>Durée 00:00:03.00 <text:s/>Lisibilité 45</text:p>
      <text:p text:style-name="P1">#<text:span text:style-name="T14">Os fósseis que repousam aqui</text:span></text:p>
      <text:p text:style-name="P1"><text:span text:style-name="T14">são indícios valiosos</text:span>#</text:p>
      <text:p text:style-name="P1"/>
      <text:p text:style-name="P1"><text:span text:style-name="T1"><text:s/></text:span>172: 10:18:21.22 10:18:25.11 <text:s/>Durée 00:00:03.14 <text:s/>Lisibilité 53</text:p>
      <text:p text:style-name="P13">#<text:span text:style-name="T14">que permitem avaliar</text:span></text:p>
      <text:p text:style-name="P13">a dat<text:span text:style-name="T14">a</text:span> de forma<text:span text:style-name="T14">ção do </text:span>aquífero.#</text:p>
      <text:p text:style-name="P1"/>
      <text:p text:style-name="P1"><text:span text:style-name="T1"><text:s/></text:span>173: 10:18:38.13 10:18:39.17 <text:s/>Durée 00:00:01.04 <text:s/>Lisibilité 17</text:p>
      <text:p text:style-name="P1"><text:span text:style-name="T14">Espantoso, não</text:span>?</text:p>
      <text:p text:style-name="P1"/>
      <text:p text:style-name="P1"><text:span text:style-name="T1"><text:s/></text:span>174: 10:18:40.06 10:18:41.21 <text:s/>Durée 00:00:01.15 <text:s/>Lisibilité 24</text:p>
      <text:p text:style-name="P14">Não acredito no que vejo.</text:p>
      <text:p text:style-name="P1"/>
      <text:p text:style-name="P1"><text:span text:style-name="T1"><text:s/></text:span>175: 10:18:42.19 10:18:44.18 <text:s/>Durée 00:00:01.24 <text:s/>Lisibilité 29</text:p>
      <text:p text:style-name="P14">Não se vê isso todo dia.</text:p>
      <text:p text:style-name="P1"/>
      <text:p text:style-name="P1"><text:span text:style-name="T1"><text:s/></text:span>176: 10:18:44.23 10:18:46.03 <text:s/>Durée 00:00:01.05 <text:s/>Lisibilité 18</text:p>
      <text:p text:style-name="P1">N<text:span text:style-name="T14">ão</text:span>, <text:span text:style-name="T14">com certeza.</text:span></text:p>
      <text:p text:style-name="P1"/>
      <text:p text:style-name="P1"><text:span text:style-name="T1"><text:s/></text:span>177: 10:18:48.23 10:18:49.22 <text:s/>Durée 00:00:00.24 <text:s/>Lisibilité 14</text:p>
      <text:p text:style-name="P1"><text:span text:style-name="T14">O que era</text:span>?</text:p>
      <text:p text:style-name="P1"/>
      <text:p text:style-name="P1"><text:span text:style-name="T1"><text:s/></text:span>178: 10:18:50.01 10:18:53.06 <text:s/>Durée 00:00:03.05 <text:s/>Lisibilité 48</text:p>
      <text:p text:style-name="P13"><text:span text:style-name="T14">Acredito que seja o crânio</text:span></text:p>
      <text:p text:style-name="P13"><text:span text:style-name="T14">de uma preguiça gigante</text:span>.</text:p>
      <text:p text:style-name="P1"/>
      <text:p text:style-name="P1"><text:span text:style-name="T1"><text:s/></text:span>179: 10:18:53.10 10:18:55.06 <text:s/>Durée 00:00:01.21 <text:s/>Lisibilité 28</text:p>
      <text:p text:style-name="P1"><text:span text:style-name="T14">Nunca vi nada igual</text:span>.</text:p>
      <text:p text:style-name="P1"><text:soft-page-break/></text:p>
      <text:p text:style-name="P1"><text:span text:style-name="T1"><text:s/></text:span>180: 10:18:55.10 10:18:59.21 <text:s/>Durée 00:00:04.11 <text:s/>Lisibilité 67</text:p>
      <text:p text:style-name="P1"><text:span text:style-name="T14">Havia muitas</text:span> na Flórida</text:p>
      <text:p text:style-name="P1"><text:span text:style-name="T14">há</text:span> milhões d<text:span text:style-name="T14">e </text:span>ano<text:span text:style-name="T14">s</text:span>.</text:p>
      <text:p text:style-name="P1"/>
      <text:p text:style-name="P1"><text:span text:style-name="T1"><text:s/></text:span>181: 10:19:00.20 10:19:03.03 <text:s/>Durée 00:00:02.08 <text:s/>Lisibilité 35</text:p>
      <text:p text:style-name="P1">E <text:span text:style-name="T14">até mesmo</text:span></text:p>
      <text:p text:style-name="P1"><text:span text:style-name="T14">há</text:span> 12 ou 13 mil anos,</text:p>
      <text:p text:style-name="P1"/>
      <text:p text:style-name="P1"><text:span text:style-name="T1"><text:s/></text:span>182: 10:19:03.07 10:19:04.23 <text:s/>Durée 00:00:01.16 <text:s/>Lisibilité 25</text:p>
      <text:p text:style-name="P1"><text:span text:style-name="T14">na época da </text:span>extin<text:span text:style-name="T14">ção</text:span></text:p>
      <text:p text:style-name="P1"/>
      <text:p text:style-name="P1"><text:span text:style-name="T1"><text:s/></text:span>183: 10:19:05.03 10:19:08.08 <text:s/>Durée 00:00:03.05 <text:s/>Lisibilité 48</text:p>
      <text:p text:style-name="P1">d<text:span text:style-name="T14">o</text:span>s grand<text:span text:style-name="T14">e</text:span>s mam<text:span text:style-name="T14">íferos</text:span></text:p>
      <text:p text:style-name="P1">d<text:span text:style-name="T14">o</text:span> Pl<text:span text:style-name="T14">eistoceno no</text:span> nor<text:span text:style-name="T14">te da </text:span>América.</text:p>
      <text:p text:style-name="P1"/>
      <text:p text:style-name="P1"><text:span text:style-name="T1"><text:s/></text:span>184: 10:19:12.07 10:19:16.04 <text:s/>Durée 00:00:03.22 <text:s/>Lisibilité 58</text:p>
      <text:p text:style-name="P13"><text:span text:style-name="T14">Com todos os</text:span> mergulhadores</text:p>
      <text:p text:style-name="P13">qu<text:span text:style-name="T14">e passaram aqui ninguém viu</text:span>?</text:p>
      <text:p text:style-name="P1"/>
      <text:p text:style-name="P1"><text:span text:style-name="T1"><text:s/></text:span>185: 10:19:16.16 10:19:19.07 <text:s/>Durée 00:00:02.16 <text:s/>Lisibilité 40</text:p>
      <text:p text:style-name="P13"><text:span text:style-name="T14">Acho que antes</text:span></text:p>
      <text:p text:style-name="P13"><text:span text:style-name="T14">ele estava enterrado</text:span>.</text:p>
      <text:p text:style-name="P1"/>
      <text:p text:style-name="P1"><text:span text:style-name="T1"><text:s/></text:span>186: 10:19:20.14 10:19:23.10 <text:s/>Durée 00:00:02.21 <text:s/>Lisibilité 43</text:p>
      <text:p text:style-name="P13"><text:span text:style-name="T14">A</text:span>s nascentes são<text:span text:style-name="T14"> ativas</text:span></text:p>
      <text:p text:style-name="P13"><text:span text:style-name="T14">e mudam constantemente</text:span>.</text:p>
      <text:p text:style-name="P1"/>
      <text:p text:style-name="P1"><text:span text:style-name="T1"><text:s/></text:span>187: 10:19:23.14 10:19:25.15 <text:s/>Durée 00:00:02.01 <text:s/>Lisibilité 31</text:p>
      <text:p text:style-name="P1">U<text:span text:style-name="T14">m</text:span> objet<text:span text:style-name="T14">o enterrado</text:span></text:p>
      <text:p text:style-name="P1">p<text:span text:style-name="T14">ode ressurgir.</text:span></text:p>
      <text:p text:style-name="P1"/>
      <text:p text:style-name="P1"><text:span text:style-name="T1"><text:s/></text:span>188: 10:19:26.08 10:19:29.21 <text:s/>Durée 00:00:03.13 <text:s/>Lisibilité 53</text:p>
      <text:p text:style-name="P1"><text:span text:style-name="T14">Quando </text:span>a Flórida <text:span text:style-name="T14">era mais seca,</text:span></text:p>
      <text:p text:style-name="P1">durant<text:span text:style-name="T14">e o Pleistoceno,</text:span></text:p>
      <text:p text:style-name="P1"/>
      <text:p text:style-name="P1"><text:span text:style-name="T1"><text:s/></text:span>189: 10:19:30.00 10:19:32.14 <text:s/>Durée 00:00:02.14 <text:s/>Lisibilité 38</text:p>
      <text:p text:style-name="P1"><text:span text:style-name="T14">muitas</text:span> nascentes <text:span text:style-name="T14">eram dolinas.</text:span></text:p>
      <text:p text:style-name="P1"/>
      <text:p text:style-name="P1"><text:span text:style-name="T1"><text:s/></text:span>190: 10:19:32.18 10:19:34.10 <text:s/>Durée 00:00:01.17 <text:s/>Lisibilité 25</text:p>
      <text:p text:style-name="P14">Esses abismos a céu aberto</text:p>
      <text:p text:style-name="P1"/>
      <text:p text:style-name="P1"><text:span text:style-name="T1"><text:s/></text:span>191: 10:19:34.15 10:19:37.21 <text:s/>Durée 00:00:03.06 <text:s/>Lisibilité 49</text:p>
      <text:p text:style-name="P13"><text:span text:style-name="T14">podiam</text:span> <text:span text:style-name="T14">virar uma armadilha mortal</text:span></text:p>
      <text:p text:style-name="P13"><text:span text:style-name="T14">para os</text:span> animais.</text:p>
      <text:p text:style-name="P1"/>
      <text:p text:style-name="P1"><text:span text:style-name="T1"><text:s/></text:span>192: 10:19:38.00 10:19:40.18 <text:s/>Durée 00:00:02.18 <text:s/>Lisibilité 41</text:p>
      <text:p text:style-name="P13"><text:span text:style-name="T14">Pode ter ocorrido isso</text:span></text:p>
      <text:p text:style-name="P13"><text:span text:style-name="T14">com essa preguiça</text:span>.</text:p>
      <text:p text:style-name="P1"/>
      <text:p text:style-name="P1"><text:span text:style-name="T1"><text:s/></text:span>193: 10:19:40.22 10:19:43.14 <text:s/>Durée 00:00:02.17 <text:s/>Lisibilité 40</text:p>
      <text:p text:style-name="P13"><text:span text:style-name="T14">Ela pertencia</text:span></text:p>
      <text:p text:style-name="P13">à <text:span text:style-name="T14">megafauna do Pleistoceno.</text:span></text:p>
      <text:p text:style-name="P1"/>
      <text:p text:style-name="P1"><text:span text:style-name="T1"><text:s/></text:span>194: 10:19:43.19 10:19:46.01 <text:s/>Durée 00:00:02.07 <text:s/>Lisibilité 34</text:p>
      <text:p text:style-name="P1"><text:span text:style-name="T14">Era realmente</text:span> animais <text:span text:style-name="T14">enormes</text:span>.</text:p>
      <text:p text:style-name="P1"/>
      <text:p text:style-name="P1"><text:span text:style-name="T1"><text:s/></text:span>195: 10:19:46.24 10:19:50.09 <text:s/>Durée 00:00:03.10 <text:s/>Lisibilité 51</text:p>
      <text:p text:style-name="P14">Os fósseis nos contam</text:p>
      <text:p text:style-name="P14">histórias fascinantes.</text:p>
      <text:p text:style-name="P1"><text:soft-page-break/></text:p>
      <text:p text:style-name="P1"><text:span text:style-name="T1"><text:s/></text:span>196: 10:19:50.13 10:19:53.04 <text:s/>Durée 00:00:02.16 <text:s/>Lisibilité 40</text:p>
      <text:p text:style-name="P13"><text:span text:style-name="T14">Eles nos dizem como era na</text:span> Flórida</text:p>
      <text:p text:style-name="P1"/>
      <text:p text:style-name="P1"><text:span text:style-name="T1"><text:s/></text:span>197: 10:19:53.08 10:19:55.16 <text:s/>Durée 00:00:02.08 <text:s/>Lisibilité 35</text:p>
      <text:p text:style-name="P13">e <text:span text:style-name="T14">que</text:span> animais</text:p>
      <text:p text:style-name="P13"><text:span text:style-name="T14">circulavam na paisagem.</text:span></text:p>
      <text:p text:style-name="P1"/>
      <text:p text:style-name="P1"><text:span text:style-name="T1"><text:s/></text:span>198: 10:20:07.10 10:20:11.08 <text:s/>Durée 00:00:03.23 <text:s/>Lisibilité 59</text:p>
      <text:p text:style-name="P13">#A<text:span text:style-name="T14">o longo do tempo</text:span>,</text:p>
      <text:p text:style-name="P13">a água das nascentes <text:span text:style-name="T14">moldou</text:span> rios,#</text:p>
      <text:p text:style-name="P1"/>
      <text:p text:style-name="P1"><text:span text:style-name="T1"><text:s/></text:span>199: 10:20:11.12 10:20:12.22 <text:s/>Durée 00:00:01.10 <text:s/>Lisibilité 21</text:p>
      <text:p text:style-name="P1">#<text:span text:style-name="T14">lagos e lagoa</text:span>s,#</text:p>
      <text:p text:style-name="P1"/>
      <text:p text:style-name="P1"><text:span text:style-name="T1"><text:s/></text:span>200: 10:20:13.01 10:20:16.08 <text:s/>Durée 00:00:03.07 <text:s/>Lisibilité 49</text:p>
      <text:p text:style-name="P1">#s<text:span text:style-name="T14">em os quais</text:span> a faun<text:span text:style-name="T14">a atual</text:span></text:p>
      <text:p text:style-name="P1"><text:span text:style-name="T14">não poderia viver</text:span>.#</text:p>
      <text:p text:style-name="P1"/>
      <text:p text:style-name="P1"><text:span text:style-name="T1"><text:s/></text:span>201: 10:20:25.04 10:20:26.13 <text:s/>Durée 00:00:01.09 <text:s/>Lisibilité 20</text:p>
      <text:p text:style-name="P1">#Com<text:span text:style-name="T14">o para os</text:span> lamantins,#</text:p>
      <text:p text:style-name="P1"/>
      <text:p text:style-name="P1"><text:span text:style-name="T1"><text:s/></text:span>202: 10:20:26.18 10:20:28.23 <text:s/>Durée 00:00:02.05 <text:s/>Lisibilité 33</text:p>
      <text:p text:style-name="P1">#<text:span text:style-name="T14">a região</text:span> das nascentes</text:p>
      <text:p text:style-name="P1"><text:span text:style-name="T14">é etapa</text:span> crucial#</text:p>
      <text:p text:style-name="P1"/>
      <text:p text:style-name="P1"><text:span text:style-name="T1"><text:s/></text:span>203: 10:20:29.02 10:20:31.12 <text:s/>Durée 00:00:02.10 <text:s/>Lisibilité 36</text:p>
      <text:p text:style-name="P1">#p<text:span text:style-name="T14">ara</text:span> milhões <text:span text:style-name="T14">de aves migratórias</text:span>.#</text:p>
      <text:p text:style-name="P1"/>
      <text:p text:style-name="P1"><text:span text:style-name="T1"><text:s/></text:span>204: 10:20:33.08 10:20:36.01 <text:s/>Durée 00:00:02.18 <text:s/>Lisibilité 41</text:p>
      <text:p text:style-name="P1">#200 espécies v<text:span text:style-name="T14">indas do</text:span> <text:span text:style-name="T14">Ártico</text:span>#</text:p>
      <text:p text:style-name="P1"/>
      <text:p text:style-name="P1"><text:span text:style-name="T1"><text:s/></text:span>205: 10:20:36.06 10:20:39.05 <text:s/>Durée 00:00:02.24 <text:s/>Lisibilité 44</text:p>
      <text:p text:style-name="P1">#<text:span text:style-name="T14">atravessaram o</text:span> Canad<text:span text:style-name="T14">á</text:span></text:p>
      <text:p text:style-name="P1"><text:span text:style-name="T14">antes de chegar à</text:span> Flórida.#</text:p>
      <text:p text:style-name="P1"/>
      <text:p text:style-name="P1"><text:span text:style-name="T1"><text:s/></text:span>206: 10:20:53.19 10:20:56.22 <text:s/>Durée 00:00:03.03 <text:s/>Lisibilité 47</text:p>
      <text:p text:style-name="P13">#<text:span text:style-name="T14">Esses viajantes</text:span></text:p>
      <text:p text:style-name="P13"><text:span text:style-name="T14">misturam-se às</text:span> ibis,#</text:p>
      <text:p text:style-name="P1"/>
      <text:p text:style-name="P1"><text:span text:style-name="T1"><text:s/></text:span>207: 10:20:57.02 10:21:01.03 <text:s/>Durée 00:00:04.01 <text:s/>Lisibilité 61</text:p>
      <text:p text:style-name="P1">#<text:span text:style-name="T15">às garças-brancas-pequenas</text:span></text:p>
      <text:p text:style-name="P1"><text:span text:style-name="T15">e aos outros</text:span> pássaros <text:span text:style-name="T15">sedentários</text:span>.#</text:p>
      <text:p text:style-name="P1"/>
      <text:p text:style-name="P1"><text:span text:style-name="T1"><text:s/></text:span>208: 10:21:03.10 10:21:05.20 <text:s/>Durée 00:00:02.10 <text:s/>Lisibilité 36</text:p>
      <text:p text:style-name="P1">#<text:span text:style-name="T15">A</text:span> península da Flórida <text:span text:style-name="T15">situa-se</text:span>#</text:p>
      <text:p text:style-name="P1"/>
      <text:p text:style-name="P1"><text:span text:style-name="T1"><text:s/></text:span>209: 10:21:06.00 10:21:10.12 <text:s/>Durée 00:00:04.12 <text:s/>Lisibilité 67</text:p>
      <text:p text:style-name="P15">#<text:span text:style-name="T15">numa das maiores</text:span> grandes <text:span text:style-name="T15">rodovias</text:span></text:p>
      <text:p text:style-name="P15"><text:span text:style-name="T15">migratórias do</text:span> continent<text:span text:style-name="T15">e</text:span> am<text:span text:style-name="T15">ericano</text:span>.#</text:p>
      <text:p text:style-name="P1"/>
      <text:p text:style-name="P1"><text:span text:style-name="T1"><text:s/></text:span>210: 10:21:17.10 10:21:20.12 <text:s/>Durée 00:00:03.02 <text:s/>Lisibilité 46</text:p>
      <text:p text:style-name="P15">#P<text:span text:style-name="T15">erto da costa,</text:span></text:p>
      <text:p text:style-name="P15"><text:span text:style-name="T15">o ponto de encontro </text:span>entre a água#</text:p>
      <text:p text:style-name="P1"/>
      <text:p text:style-name="P1"><text:span text:style-name="T1"><text:s/></text:span>211: 10:21:20.16 10:21:23.04 <text:s/>Durée 00:00:02.13 <text:s/>Lisibilité 38</text:p>
      <text:p text:style-name="P15">#das nascentes e <text:span text:style-name="T15">a do mar produz</text:span>#</text:p>
      <text:p text:style-name="P1"/>
      <text:p text:style-name="P1"><text:span text:style-name="T1"><text:s/></text:span>212: 10:21:23.09 10:21:25.15 <text:s/>Durée 00:00:02.06 <text:s/>Lisibilité 34</text:p>
      <text:p text:style-name="P1">#<text:span text:style-name="T15">vários pântanos e mangu</text:span>es.#</text:p>
      <text:p text:style-name="P1"><text:soft-page-break/></text:p>
      <text:p text:style-name="P1"><text:span text:style-name="T1"><text:s/></text:span>213: 10:21:49.00 10:21:52.07 <text:s/>Durée 00:00:03.07 <text:s/>Lisibilité 49</text:p>
      <text:p text:style-name="P1">#<text:span text:style-name="T15">As colônias de </text:span>pássaros d'água</text:p>
      <text:p text:style-name="P1"><text:span text:style-name="T15">poderão fazer ninho</text:span>#</text:p>
      <text:p text:style-name="P1"/>
      <text:p text:style-name="P1"><text:span text:style-name="T1"><text:s/></text:span>214: 10:21:52.11 10:21:54.06 <text:s/>Durée 00:00:01.20 <text:s/>Lisibilité 27</text:p>
      <text:p text:style-name="P1">#e <text:span text:style-name="T15">recuperar as</text:span> fo<text:span text:style-name="T15">rça</text:span>s.#</text:p>
      <text:p text:style-name="P1"/>
      <text:p text:style-name="P1"><text:span text:style-name="T1"><text:s/></text:span>215: 10:22:32.19 10:22:34.00 <text:s/>Durée 00:00:01.06 <text:s/>Lisibilité 19</text:p>
      <text:p text:style-name="P1">#Au-delà du cordon côtier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#</text:p>
      <text:p text:style-name="P1">#nourrit une luxuriante végétation.#</text:p>
      <text:p text:style-name="P1"/>
      <text:p text:style-name="P1"><text:span text:style-name="T1"><text:s/></text:span>217: 10:22:43.00 10:22:45.09 <text:s/>Durée 00:00:02.09 <text:s/>Lisibilité 35</text:p>
      <text:p text:style-name="P1">#Cette jungle offre aussi protection#</text:p>
      <text:p text:style-name="P1"/>
      <text:p text:style-name="P1"><text:span text:style-name="T1"><text:s/></text:span>218: 10:22:45.14 10:22:49.09 <text:s/>Durée 00:00:03.20 <text:s/>Lisibilité 57</text:p>
      <text:p text:style-name="P1">#chaleur et nourriture#</text:p>
      <text:p text:style-name="P1">#à de nombreuses espécies sédentaires.#</text:p>
      <text:p text:style-name="P1"/>
      <text:p text:style-name="P1"><text:span text:style-name="T1"><text:s/></text:span>219: 10:22:55.09 10:22:57.13 <text:s/>Durée 00:00:02.04 <text:s/>Lisibilité 32</text:p>
      <text:p text:style-name="P1">#Dans ces marécages impénétrables,#</text:p>
      <text:p text:style-name="P1"/>
      <text:p text:style-name="P1"><text:span text:style-name="T1"><text:s/></text:span>220: 10:22:57.17 10:22:59.23 <text:s/>Durée 00:00:02.06 <text:s/>Lisibilité 34</text:p>
      <text:p text:style-name="P1">#les cerfs des marais#</text:p>
      <text:p text:style-name="P1">#et les ratons laveurs#</text:p>
      <text:p text:style-name="P1"/>
      <text:p text:style-name="P1"><text:span text:style-name="T1"><text:s/></text:span>221: 10:23:00.02 10:23:02.21 <text:s/>Durée 00:00:02.19 <text:s/>Lisibilité 41</text:p>
      <text:p text:style-name="P1">#peuvent vadrouiller#</text:p>
      <text:p text:style-name="P1">#en toute discrétion.#</text:p>
      <text:p text:style-name="P1"/>
      <text:p text:style-name="P1"><text:span text:style-name="T1"><text:s/></text:span>222: 10:23:18.15 10:23:20.01 <text:s/>Durée 00:00:01.11 <text:s/>Lisibilité 22</text:p>
      <text:p text:style-name="P1">#Pendant ce temps,#</text:p>
      <text:p text:style-name="P1"/>
      <text:p text:style-name="P1"><text:span text:style-name="T1"><text:s/></text:span>223: 10:23:20.05 10:23:23.03 <text:s/>Durée 00:00:02.23 <text:s/>Lisibilité 44</text:p>
      <text:p text:style-name="P1">#les reptiles engourdis#</text:p>
      <text:p text:style-name="P1">#par la fraîcheur matinale#</text:p>
      <text:p text:style-name="P1"/>
      <text:p text:style-name="P1"><text:span text:style-name="T1"><text:s/></text:span>224: 10:23:23.07 10:23:26.06 <text:s/>Durée 00:00:02.24 <text:s/>Lisibilité 44</text:p>
      <text:p text:style-name="P1">#profitent da doceur#</text:p>
      <text:p text:style-name="P1">#de quelques rayons de soleil.#</text:p>
      <text:p text:style-name="P1"/>
      <text:p text:style-name="P1"><text:span text:style-name="T1"><text:s/></text:span>225: 10:23:50.15 10:23:52.20 <text:s/>Durée 00:00:02.05 <text:s/>Lisibilité 33</text:p>
      <text:p text:style-name="P1">#Aucune nascente ne se ressemble.#</text:p>
      <text:p text:style-name="P1"/>
      <text:p text:style-name="P1"><text:span text:style-name="T1"><text:s/></text:span>226: 10:23:53.23 10:23:56.14 <text:s/>Durée 00:00:02.16 <text:s/>Lisibilité 40</text:p>
      <text:p text:style-name="P1">#Chacune possède sa propre couleur.#</text:p>
      <text:p text:style-name="P1"/>
      <text:p text:style-name="P1"><text:span text:style-name="T1"><text:s/></text:span>227: 10:23:59.24 10:24:03.20 <text:s/>Durée 00:00:03.21 <text:s/>Lisibilité 58</text:p>
      <text:p text:style-name="P1">#En hiver, a água cristalline#</text:p>
      <text:p text:style-name="P1">#qui jaillit du sous-sol#</text:p>
      <text:p text:style-name="P1"/>
      <text:p text:style-name="P1"><text:span text:style-name="T1"><text:s/></text:span>228: 10:24:03.24 10:24:07.15 <text:s/>Durée 00:00:03.16 <text:s/>Lisibilité 55</text:p>
      <text:p text:style-name="P1">#se dissout dans les teintes#</text:p>
      <text:p text:style-name="P1">#sanguines da rio Santa Fe.#</text:p>
      <text:p text:style-name="P1"/>
      <text:p text:style-name="P1"><text:span text:style-name="T1"><text:s/></text:span>229: 10:24:27.09 10:24:31.03 <text:s/>Durée 00:00:03.19 <text:s/>Lisibilité 56</text:p>
      <text:p text:style-name="P1">#Le professeur Robert Knight aime</text:p>
      <text:p text:style-name="P1"><text:soft-page-break/>s'aventurer au milieu des forêts#</text:p>
      <text:p text:style-name="P1"/>
      <text:p text:style-name="P1"><text:span text:style-name="T1"><text:s/></text:span>230: 10:24:31.07 10:24:34.15 <text:s/>Durée 00:00:03.08 <text:s/>Lisibilité 50</text:p>
      <text:p text:style-name="P1">#où se cachent les nascentes#</text:p>
      <text:p text:style-name="P1">#les plus secrètes da Flórida.#</text:p>
      <text:p text:style-name="P1"/>
      <text:p text:style-name="P1"><text:span text:style-name="T1"><text:s/></text:span>231: 10:24:45.24 10:24:48.18 <text:s/>Durée 00:00:02.19 <text:s/>Lisibilité 41</text:p>
      <text:p text:style-name="P1">#Monsieur Source,</text:p>
      <text:p text:style-name="P1">comme on le surnomme ici,#</text:p>
      <text:p text:style-name="P1"/>
      <text:p text:style-name="P1"><text:span text:style-name="T1"><text:s/></text:span>232: 10:24:48.23 10:24:50.18 <text:s/>Durée 00:00:01.20 <text:s/>Lisibilité 27</text:p>
      <text:p text:style-name="P1">#est capable, d'un seul coup d'œil,#</text:p>
      <text:p text:style-name="P1"/>
      <text:p text:style-name="P1"><text:span text:style-name="T1"><text:s/></text:span>233: 10:24:50.22 10:24:54.01 <text:s/>Durée 00:00:03.04 <text:s/>Lisibilité 47</text:p>
      <text:p text:style-name="P1">#d'établir un diagnostic</text:p>
      <text:p text:style-name="P1">sur le fonctionnement das nascentes.#</text:p>
      <text:p text:style-name="P1"/>
      <text:p text:style-name="P1"><text:span text:style-name="T1"><text:s/></text:span>234: 10:24:55.23 10:24:58.22 <text:s/>Durée 00:00:02.24 <text:s/>Lisibilité 44</text:p>
      <text:p text:style-name="P1">#Il connaît aussi l'origine#</text:p>
      <text:p text:style-name="P1">#de ces teintes incroyables.#</text:p>
      <text:p text:style-name="P1"/>
      <text:p text:style-name="P1"><text:span text:style-name="T1"><text:s/></text:span>235: 10:25:10.17 10:25:14.09 <text:s/>Durée 00:00:03.17 <text:s/>Lisibilité 55</text:p>
      <text:p text:style-name="P1">La Santa Fe est une rio</text:p>
      <text:p text:style-name="P1">aux eaux noires.</text:p>
      <text:p text:style-name="P1"/>
      <text:p text:style-name="P1"><text:span text:style-name="T1"><text:s/></text:span>236: 10:25:14.14 10:25:16.21 <text:s/>Durée 00:00:02.07 <text:s/>Lisibilité 34</text:p>
      <text:p text:style-name="P1">Cette couleur sombre</text:p>
      <text:p text:style-name="P1">provient du tanin acide</text:p>
      <text:p text:style-name="P1"/>
      <text:p text:style-name="P1"><text:span text:style-name="T1"><text:s/></text:span>237: 10:25:17.00 10:25:19.06 <text:s/>Durée 00:00:02.06 <text:s/>Lisibilité 34</text:p>
      <text:p text:style-name="P1">de la décomposition</text:p>
      <text:p text:style-name="P1">des feuilles de cyprès.</text:p>
      <text:p text:style-name="P1"/>
      <text:p text:style-name="P1"><text:span text:style-name="T1"><text:s/></text:span>238: 10:25:20.19 10:25:24.15 <text:s/>Durée 00:00:03.21 <text:s/>Lisibilité 58</text:p>
      <text:p text:style-name="P1">Les eaux bleues très pures</text:p>
      <text:p text:style-name="P1">proviennent das nascentes de ce bassin</text:p>
      <text:p text:style-name="P1"/>
      <text:p text:style-name="P1"><text:span text:style-name="T1"><text:s/></text:span>239: 10:25:24.19 10:25:28.15 <text:s/>Durée 00:00:03.21 <text:s/>Lisibilité 58</text:p>
      <text:p text:style-name="P1">qui s'étend sur des centaines et</text:p>
      <text:p text:style-name="P1">des centaines de quilômetros carrés,</text:p>
      <text:p text:style-name="P1"/>
      <text:p text:style-name="P1"><text:span text:style-name="T1"><text:s/></text:span>240: 10:25:28.19 10:25:32.08 <text:s/>Durée 00:00:03.14 <text:s/>Lisibilité 53</text:p>
      <text:p text:style-name="P1">là où les eaux de pluie font</text:p>
      <text:p text:style-name="P1">pression sur les eaux subterrâneaes.</text:p>
      <text:p text:style-name="P1"/>
      <text:p text:style-name="P1"><text:span text:style-name="T1"><text:s/></text:span>241: 10:25:32.12 10:25:37.09 <text:s/>Durée 00:00:04.22 <text:s/>Lisibilité 73</text:p>
      <text:p text:style-name="P1">Quand ces eaux se rencontrent</text:p>
      <text:p text:style-name="P1">cela produit des effets chromatiques.</text:p>
      <text:p text:style-name="P1"/>
      <text:p text:style-name="P1"><text:span text:style-name="T1"><text:s/></text:span>242: 10:25:37.13 10:25:41.12 <text:s/>Durée 00:00:03.24 <text:s/>Lisibilité 59</text:p>
      <text:p text:style-name="P1">É un peu le Yin et le Yang</text:p>
      <text:p text:style-name="P1">de a água, si vous voulez.</text:p>
      <text:p text:style-name="P1"/>
      <text:p text:style-name="P1"><text:span text:style-name="T1"><text:s/></text:span>243: 10:26:04.17 10:26:06.12 <text:s/>Durée 00:00:01.20 <text:s/>Lisibilité 27</text:p>
      <text:p text:style-name="P1">#Les temperaturas élevées da água#</text:p>
      <text:p text:style-name="P1"/>
      <text:p text:style-name="P1"><text:span text:style-name="T1"><text:s/></text:span>244: 10:26:06.16 10:26:10.09 <text:s/>Durée 00:00:03.18 <text:s/>Lisibilité 56</text:p>
      <text:p text:style-name="P1">#et l'accumulation de feuilles mortes</text:p>
      <text:p text:style-name="P1">provoquées par le faible flux#</text:p>
      <text:p text:style-name="P1"/>
      <text:p text:style-name="P1"><text:soft-page-break/><text:span text:style-name="T1"><text:s/></text:span>245: 10:26:10.13 10:26:14.13 <text:s/>Durée 00:00:04.00 <text:s/>Lisibilité 60</text:p>
      <text:p text:style-name="P1">#favorisent leur décomposition#</text:p>
      <text:p text:style-name="P1">#et l'acidification da água.#</text:p>
      <text:p text:style-name="P1"/>
      <text:p text:style-name="P1"><text:span text:style-name="T1"><text:s/></text:span>246: 10:26:15.17 10:26:19.02 <text:s/>Durée 00:00:03.10 <text:s/>Lisibilité 51</text:p>
      <text:p text:style-name="P1">#Mais près das nascentes,#</text:p>
      <text:p text:style-name="P1">#elle reste limpide.#</text:p>
      <text:p text:style-name="P1"/>
      <text:p text:style-name="P1"><text:span text:style-name="T1"><text:s/></text:span>247: 10:26:22.08 10:26:24.24 <text:s/>Durée 00:00:02.16 <text:s/>Lisibilité 40</text:p>
      <text:p text:style-name="P1">La couleur das nascentes</text:p>
      <text:p text:style-name="P1">est très importante.</text:p>
      <text:p text:style-name="P1"/>
      <text:p text:style-name="P1"><text:span text:style-name="T1"><text:s/></text:span>248: 10:26:25.03 10:26:28.13 <text:s/>Durée 00:00:03.10 <text:s/>Lisibilité 51</text:p>
      <text:p text:style-name="P1">Leur clarté est un signe de santé.</text:p>
      <text:p text:style-name="P1"/>
      <text:p text:style-name="P1"><text:span text:style-name="T1"><text:s/></text:span>249: 10:26:28.18 10:26:30.21 <text:s/>Durée 00:00:02.03 <text:s/>Lisibilité 32</text:p>
      <text:p text:style-name="P1">Il est primordial</text:p>
      <text:p text:style-name="P1">que a água soit claire.</text:p>
      <text:p text:style-name="P1"/>
      <text:p text:style-name="P1"><text:span text:style-name="T1"><text:s/></text:span>250: 10:26:31.00 10:26:32.22 <text:s/>Durée 00:00:01.22 <text:s/>Lisibilité 28</text:p>
      <text:p text:style-name="P1">Cela favorise</text:p>
      <text:p text:style-name="P1">le passage da lumière</text:p>
      <text:p text:style-name="P1"/>
      <text:p text:style-name="P1"><text:span text:style-name="T1"><text:s/></text:span>251: 10:26:33.01 10:26:35.20 <text:s/>Durée 00:00:02.19 <text:s/>Lisibilité 41</text:p>
      <text:p text:style-name="P1">utile au développement</text:p>
      <text:p text:style-name="P1">des plantes dont se nourrissent</text:p>
      <text:p text:style-name="P1"/>
      <text:p text:style-name="P1"><text:span text:style-name="T1"><text:s/></text:span>252: 10:26:35.24 10:26:37.23 <text:s/>Durée 00:00:01.24 <text:s/>Lisibilité 29</text:p>
      <text:p text:style-name="P1">l'ensemble des poissons</text:p>
      <text:p text:style-name="P1">et des pássaros</text:p>
      <text:p text:style-name="P1"/>
      <text:p text:style-name="P1"><text:span text:style-name="T1"><text:s/></text:span>253: 10:26:38.02 10:26:39.23 <text:s/>Durée 00:00:01.21 <text:s/>Lisibilité 28</text:p>
      <text:p text:style-name="P1">qui profitent de ces nascentes.</text:p>
      <text:p text:style-name="P1"/>
      <text:p text:style-name="P1"><text:span text:style-name="T1"><text:s/></text:span>254: 10:26:49.04 10:26:53.06 <text:s/>Durée 00:00:04.02 <text:s/>Lisibilité 61</text:p>
      <text:p text:style-name="P1">#Durant son long retour#</text:p>
      <text:p text:style-name="P1">#vers la surface, a água s'est faufilée#</text:p>
      <text:p text:style-name="P1"/>
      <text:p text:style-name="P1"><text:span text:style-name="T1"><text:s/></text:span>255: 10:26:53.11 10:26:56.08 <text:s/>Durée 00:00:02.22 <text:s/>Lisibilité 43</text:p>
      <text:p text:style-name="P1">#à travers de nombreuses#</text:p>
      <text:p text:style-name="P1">#camadas de rochas et de sable.#</text:p>
      <text:p text:style-name="P1"/>
      <text:p text:style-name="P1"><text:span text:style-name="T1"><text:s/></text:span>256: 10:26:57.20 10:27:01.23 <text:s/>Durée 00:00:04.03 <text:s/>Lisibilité 62</text:p>
      <text:p text:style-name="P1">#Elle a traversé des filtres qui l'ont</text:p>
      <text:p text:style-name="P1">débarrassée de toute impureté.#</text:p>
      <text:p text:style-name="P1"/>
      <text:p text:style-name="P1"><text:span text:style-name="T1"><text:s/></text:span>257: 10:27:05.24 10:27:10.05 <text:s/>Durée 00:00:04.06 <text:s/>Lisibilité 64</text:p>
      <text:p text:style-name="P1">#Ces eaux cristallines ont permis le</text:p>
      <text:p text:style-name="P1">développement de jardins aquatiques.#</text:p>
      <text:p text:style-name="P1"/>
      <text:p text:style-name="P1"><text:span text:style-name="T1"><text:s/></text:span>258: 10:27:14.03 10:27:18.04 <text:s/>Durée 00:00:04.01 <text:s/>Lisibilité 61</text:p>
      <text:p text:style-name="P1">#Il regorge d'espécies,#</text:p>
      <text:p text:style-name="P1">#pour la plupart, endémiques.#</text:p>
      <text:p text:style-name="P1"/>
      <text:p text:style-name="P1"><text:span text:style-name="T1"><text:s/></text:span>259: 10:27:26.18 10:27:29.18 <text:s/>Durée 00:00:03.00 <text:s/>Lisibilité 45</text:p>
      <text:p text:style-name="P1">#Les tapis d'algues procurent#</text:p>
      <text:p text:style-name="P1">#à la célèbre tortue da Flórida#</text:p>
      <text:p text:style-name="P1"/>
      <text:p text:style-name="P1"><text:span text:style-name="T1"><text:s/></text:span>260: 10:27:29.22 10:27:33.07 <text:s/>Durée 00:00:03.10 <text:s/>Lisibilité 51</text:p>
      <text:p text:style-name="P1">#de la nourriture#</text:p>
      <text:p text:style-name="P1"><text:soft-page-break/>#et de nombreuses cachettes.#</text:p>
      <text:p text:style-name="P1"/>
      <text:p text:style-name="P1"><text:span text:style-name="T1"><text:s/></text:span>261: 10:27:36.21 10:27:40.07 <text:s/>Durée 00:00:03.11 <text:s/>Lisibilité 52</text:p>
      <text:p text:style-name="P1">Il est essentiel que ces nascentes</text:p>
      <text:p text:style-name="P1">puissent rester claires.</text:p>
      <text:p text:style-name="P1"/>
      <text:p text:style-name="P1"><text:span text:style-name="T1"><text:s/></text:span>262: 10:27:40.11 10:27:43.13 <text:s/>Durée 00:00:03.02 <text:s/>Lisibilité 46</text:p>
      <text:p text:style-name="P1">et que leur activité</text:p>
      <text:p text:style-name="P1">produisent un courant suffisant</text:p>
      <text:p text:style-name="P1"/>
      <text:p text:style-name="P1"><text:span text:style-name="T1"><text:s/></text:span>263: 10:27:43.17 10:27:46.21 <text:s/>Durée 00:00:03.04 <text:s/>Lisibilité 47</text:p>
      <text:p text:style-name="P1">pour repousser les eaux sombres</text:p>
      <text:p text:style-name="P1">de la rio Santa Fe.</text:p>
      <text:p text:style-name="P1"/>
      <text:p text:style-name="P1"><text:span text:style-name="T1"><text:s/></text:span>264: 10:27:54.14 10:27:56.02 <text:s/>Durée 00:00:01.13 <text:s/>Lisibilité 23</text:p>
      <text:p text:style-name="P1">#Les rios aux eaux noires#</text:p>
      <text:p text:style-name="P1"/>
      <text:p text:style-name="P1"><text:span text:style-name="T1"><text:s/></text:span>265: 10:27:56.06 10:27:58.22 <text:s/>Durée 00:00:02.16 <text:s/>Lisibilité 40</text:p>
      <text:p text:style-name="P1">#se trouvent dans les zones#</text:p>
      <text:p text:style-name="P1">#forestières chaudes et humides#</text:p>
      <text:p text:style-name="P1"/>
      <text:p text:style-name="P1"><text:span text:style-name="T1"><text:s/></text:span>266: 10:27:59.02 10:28:01.23 <text:s/>Durée 00:00:02.21 <text:s/>Lisibilité 43</text:p>
      <text:p text:style-name="P1">#du sud des États-Unis ou d'Amazonie.#</text:p>
      <text:p text:style-name="P1"/>
      <text:p text:style-name="P1"><text:span text:style-name="T1"><text:s/></text:span>267: 10:28:02.02 10:28:05.02 <text:s/>Durée 00:00:03.00 <text:s/>Lisibilité 45</text:p>
      <text:p text:style-name="P1">#Elles charrient lentement#</text:p>
      <text:p text:style-name="P1">#d'énorme quantités de nutriments#</text:p>
      <text:p text:style-name="P1"/>
      <text:p text:style-name="P1"><text:span text:style-name="T1"><text:s/></text:span>268: 10:28:05.06 10:28:07.24 <text:s/>Durée 00:00:02.18 <text:s/>Lisibilité 41</text:p>
      <text:p text:style-name="P1">#de bactéries#</text:p>
      <text:p text:style-name="P1">#et minéraux propices à la vie.#</text:p>
      <text:p text:style-name="P1"/>
      <text:p text:style-name="P1"><text:span text:style-name="T1"><text:s/></text:span>269: 10:28:09.07 10:28:10.17 <text:s/>Durée 00:00:01.10 <text:s/>Lisibilité 21</text:p>
      <text:p text:style-name="P1">Grâce au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utes les nascentes da Flórida</text:p>
      <text:p text:style-name="P1">sont interconnectées.</text:p>
      <text:p text:style-name="P1"/>
      <text:p text:style-name="P1"><text:span text:style-name="T1"><text:s/></text:span>271: 10:28:14.06 10:28:18.07 <text:s/>Durée 00:00:04.01 <text:s/>Lisibilité 61</text:p>
      <text:p text:style-name="P1">L'água das nascentes se compare</text:p>
      <text:p text:style-name="P1">au sang qui coule dans notre corps.</text:p>
      <text:p text:style-name="P1"/>
      <text:p text:style-name="P1"><text:span text:style-name="T1"><text:s/></text:span>272: 10:28:18.11 10:28:22.04 <text:s/>Durée 00:00:03.18 <text:s/>Lisibilité 56</text:p>
      <text:p text:style-name="P1">Et l'aquífero serait le cœur</text:p>
      <text:p text:style-name="P1">du nord da Flórida.</text:p>
      <text:p text:style-name="P1"/>
      <text:p text:style-name="P1"><text:span text:style-name="T1"><text:s/></text:span>273: 10:28:28.00 10:28:30.07 <text:s/>Durée 00:00:02.07 <text:s/>Lisibilité 34</text:p>
      <text:p text:style-name="P1">Par analogie à cette idée du sang,</text:p>
      <text:p text:style-name="P1"/>
      <text:p text:style-name="P1"><text:span text:style-name="T1"><text:s/></text:span>274: 10:28:30.11 10:28:34.03 <text:s/>Durée 00:00:03.17 <text:s/>Lisibilité 55</text:p>
      <text:p text:style-name="P1">chaque aquífero possède des artères</text:p>
      <text:p text:style-name="P1">qui diffusent cette água pure</text:p>
      <text:p text:style-name="P1"/>
      <text:p text:style-name="P1"><text:span text:style-name="T1"><text:s/></text:span>275: 10:28:34.07 10:28:37.21 <text:s/>Durée 00:00:03.14 <text:s/>Lisibilité 53</text:p>
      <text:p text:style-name="P1">dans tout le nord da Flórida</text:p>
      <text:p text:style-name="P1">et dans nos nascentes.</text:p>
      <text:p text:style-name="P1"/>
      <text:p text:style-name="P1"><text:span text:style-name="T1"><text:s/></text:span>276: 10:28:49.16 10:28:53.21 <text:s/>Durée 00:00:04.05 <text:s/>Lisibilité 63</text:p>
      <text:p text:style-name="P1">#Combien de veines et d'artères nous#</text:p>
      <text:p text:style-name="P1"><text:soft-page-break/>#cache cet organisme subterrânea?#</text:p>
      <text:p text:style-name="P1"/>
      <text:p text:style-name="P1"><text:span text:style-name="T1"><text:s/></text:span>277: 10:28:55.06 10:28:57.11 <text:s/>Durée 00:00:02.05 <text:s/>Lisibilité 33</text:p>
      <text:p text:style-name="P1">#Nul ne le sait vraiment.#</text:p>
      <text:p text:style-name="P1"/>
      <text:p text:style-name="P1"><text:span text:style-name="T1"><text:s/></text:span>278: 10:28:57.15 10:29:00.13 <text:s/>Durée 00:00:02.23 <text:s/>Lisibilité 44</text:p>
      <text:p text:style-name="P1">#Ses secrets restent bien gardés.#</text:p>
      <text:p text:style-name="P1"/>
      <text:p text:style-name="P1"><text:span text:style-name="T1"><text:s/></text:span>279: 10:29:03.18 10:29:07.17 <text:s/>Durée 00:00:03.24 <text:s/>Lisibilité 59</text:p>
      <text:p text:style-name="P1">#Seules les créatures capables de se#</text:p>
      <text:p text:style-name="P1">#glisser dans ce profond labyrinthes#</text:p>
      <text:p text:style-name="P1"/>
      <text:p text:style-name="P1"><text:span text:style-name="T1"><text:s/></text:span>280: 10:29:08.15 10:29:10.14 <text:s/>Durée 00:00:01.24 <text:s/>Lisibilité 29</text:p>
      <text:p text:style-name="P1">#les connaissent peut-être.#</text:p>
      <text:p text:style-name="P1"/>
      <text:p text:style-name="P1"><text:span text:style-name="T1"><text:s/></text:span>281: 10:29:11.20 10:29:13.04 <text:s/>Durée 00:00:01.09 <text:s/>Lisibilité 20</text:p>
      <text:p text:style-name="P1">#Comme les alligators,#</text:p>
      <text:p text:style-name="P1"/>
      <text:p text:style-name="P1"><text:span text:style-name="T1"><text:s/></text:span>282: 10:29:13.08 10:29:16.21 <text:s/>Durée 00:00:03.13 <text:s/>Lisibilité 53</text:p>
      <text:p text:style-name="P1">#qui ont colonisé l'ensemble#</text:p>
      <text:p text:style-name="P1">#de cette vaste zone humide#</text:p>
      <text:p text:style-name="P1"/>
      <text:p text:style-name="P1"><text:span text:style-name="T1"><text:s/></text:span>283: 10:29:17.00 10:29:21.03 <text:s/>Durée 00:00:04.03 <text:s/>Lisibilité 62</text:p>
      <text:p text:style-name="P1">#passant librement d'une nascente#</text:p>
      <text:p text:style-name="P1">#ou d'une rio à l'autre.#</text:p>
      <text:p text:style-name="P1"/>
      <text:p text:style-name="P1"><text:span text:style-name="T1"><text:s/></text:span>284: 10:29:38.16 10:29:40.04 <text:s/>Durée 00:00:01.13 <text:s/>Lisibilité 23</text:p>
      <text:p text:style-name="P1">#Au pied des grands cyprès,#</text:p>
      <text:p text:style-name="P1"/>
      <text:p text:style-name="P1"><text:span text:style-name="T1"><text:s/></text:span>285: 10:29:40.19 10:29:45.04 <text:s/>Durée 00:00:04.10 <text:s/>Lisibilité 66</text:p>
      <text:p text:style-name="P1">#les berges sont la chasse gardée#</text:p>
      <text:p text:style-name="P1">#de ces prédateurs toujours à l'affût.#</text:p>
      <text:p text:style-name="P1"/>
      <text:p text:style-name="P1"><text:span text:style-name="T1"><text:s/></text:span>286: 10:29:57.11 10:29:59.17 <text:s/>Durée 00:00:02.06 <text:s/>Lisibilité 34</text:p>
      <text:p text:style-name="P1">#Contrairement aux lamantins,#</text:p>
      <text:p text:style-name="P1"/>
      <text:p text:style-name="P1"><text:span text:style-name="T1"><text:s/></text:span>287: 10:29:59.21 10:30:02.22 <text:s/>Durée 00:00:03.01 <text:s/>Lisibilité 46</text:p>
      <text:p text:style-name="P1">#l'alligator d'América#</text:p>
      <text:p text:style-name="P1">#est un résident permanent.#</text:p>
      <text:p text:style-name="P1"/>
      <text:p text:style-name="P1"><text:span text:style-name="T1"><text:s/></text:span>288: 10:30:09.20 10:30:11.20 <text:s/>Durée 00:00:02.00 <text:s/>Lisibilité 30</text:p>
      <text:p text:style-name="P1">#Ce monstre,#</text:p>
      <text:p text:style-name="P1">#pouvant atteindre 4 metros#</text:p>
      <text:p text:style-name="P1"/>
      <text:p text:style-name="P1"><text:span text:style-name="T1"><text:s/></text:span>289: 10:30:12.00 10:30:15.20 <text:s/>Durée 00:00:03.20 <text:s/>Lisibilité 57</text:p>
      <text:p text:style-name="P1">#et 450 kg, ne vit qu'en água doce#</text:p>
      <text:p text:style-name="P1"/>
      <text:p text:style-name="P1"><text:span text:style-name="T1"><text:s/></text:span>290: 10:30:15.24 10:30:19.04 <text:s/>Durée 00:00:03.05 <text:s/>Lisibilité 48</text:p>
      <text:p text:style-name="P1">#et ne tolère a água salée#</text:p>
      <text:p text:style-name="P1">#que très brièvement.#</text:p>
      <text:p text:style-name="P1"/>
      <text:p text:style-name="P1"><text:span text:style-name="T1"><text:s/></text:span>291: 10:30:27.17 10:30:30.06 <text:s/>Durée 00:00:02.14 <text:s/>Lisibilité 38</text:p>
      <text:p text:style-name="P1">#Aussi curieux#</text:p>
      <text:p text:style-name="P1">#que cela puisse paraître,#</text:p>
      <text:p text:style-name="P1"/>
      <text:p text:style-name="P1"><text:span text:style-name="T1"><text:s/></text:span>292: 10:30:30.11 10:30:32.20 <text:s/>Durée 00:00:02.09 <text:s/>Lisibilité 35</text:p>
      <text:p text:style-name="P1">#ces deux géants#</text:p>
      <text:p text:style-name="P1">#ont appris à s'ignorer.#</text:p>
      <text:p text:style-name="P1"/>
      <text:p text:style-name="P1"><text:span text:style-name="T1"><text:s/></text:span>293: 10:30:34.23 10:30:36.09 <text:s/>Durée 00:00:01.11 <text:s/>Lisibilité 22</text:p>
      <text:p text:style-name="P1"><text:soft-page-break/>#Seuls les jeunes lamantins#</text:p>
      <text:p text:style-name="P1"/>
      <text:p text:style-name="P1"><text:span text:style-name="T1"><text:s/></text:span>294: 10:30:36.13 10:30:39.08 <text:s/>Durée 00:00:02.20 <text:s/>Lisibilité 42</text:p>
      <text:p text:style-name="P1">#peuvent aiguiser#</text:p>
      <text:p text:style-name="P1">#la convoitise des alligators.#</text:p>
      <text:p text:style-name="P1"/>
      <text:p text:style-name="P1"><text:span text:style-name="T1"><text:s/></text:span>295: 10:30:40.13 10:30:42.15 <text:s/>Durée 00:00:02.02 <text:s/>Lisibilité 31</text:p>
      <text:p text:style-name="P1">#Mais les agressions sont rarissimes.#</text:p>
      <text:p text:style-name="P1"/>
      <text:p text:style-name="P1"><text:span text:style-name="T1"><text:s/></text:span>296: 10:30:51.23 10:30:54.07 <text:s/>Durée 00:00:02.09 <text:s/>Lisibilité 35</text:p>
      <text:p text:style-name="P1">#Dotés d'une puissante#</text:p>
      <text:p text:style-name="P1">#nageoire caudale,#</text:p>
      <text:p text:style-name="P1"/>
      <text:p text:style-name="P1"><text:span text:style-name="T1"><text:s/></text:span>297: 10:30:54.11 10:30:58.21 <text:s/>Durée 00:00:04.10 <text:s/>Lisibilité 66</text:p>
      <text:p text:style-name="P1">#ces siréniens indolents peuvent#</text:p>
      <text:p text:style-name="P1">#faire des pointes à 25 km par heure.#</text:p>
      <text:p text:style-name="P1"/>
      <text:p text:style-name="P1"><text:span text:style-name="T1"><text:s/></text:span>298: 10:31:00.09 10:31:02.03 <text:s/>Durée 00:00:01.19 <text:s/>Lisibilité 26</text:p>
      <text:p text:style-name="P1">#Leurs 2 petits membres antérieurs#</text:p>
      <text:p text:style-name="P1"/>
      <text:p text:style-name="P1"><text:span text:style-name="T1"><text:s/></text:span>299: 10:31:02.07 10:31:05.15 <text:s/>Durée 00:00:03.08 <text:s/>Lisibilité 50</text:p>
      <text:p text:style-name="P1">#leurs servent de gouvernail</text:p>
      <text:p text:style-name="P1">dans les prairies aquatiques.#</text:p>
      <text:p text:style-name="P1"/>
      <text:p text:style-name="P1"><text:span text:style-name="T1"><text:s/></text:span>300: 10:31:17.21 10:31:19.05 <text:s/>Durée 00:00:01.09 <text:s/>Lisibilité 20</text:p>
      <text:p text:style-name="P1">#Grâce à leurs lèvres préhensiles#</text:p>
      <text:p text:style-name="P1"/>
      <text:p text:style-name="P1"><text:span text:style-name="T1"><text:s/></text:span>301: 10:31:19.09 10:31:21.24 <text:s/>Durée 00:00:02.15 <text:s/>Lisibilité 39</text:p>
      <text:p text:style-name="P1">#qui leur permettent</text:p>
      <text:p text:style-name="P1">de cueillir la nourriture,#</text:p>
      <text:p text:style-name="P1"/>
      <text:p text:style-name="P1"><text:span text:style-name="T1"><text:s/></text:span>302: 10:31:22.03 10:31:26.04 <text:s/>Durée 00:00:04.01 <text:s/>Lisibilité 61</text:p>
      <text:p text:style-name="P1">#ces imposants herbivores marins,</text:p>
      <text:p text:style-name="P1">qui pèsent 500 kg en moyenne,#</text:p>
      <text:p text:style-name="P1"/>
      <text:p text:style-name="P1"><text:span text:style-name="T1"><text:s/></text:span>303: 10:31:26.08 10:31:29.21 <text:s/>Durée 00:00:03.13 <text:s/>Lisibilité 53</text:p>
      <text:p text:style-name="P1">#peuvent ingurgiter</text:p>
      <text:p text:style-name="P1">près de 10 % de leur poids par jour,#</text:p>
      <text:p text:style-name="P1"/>
      <text:p text:style-name="P1"><text:span text:style-name="T1"><text:s/></text:span>304: 10:31:30.00 10:31:33.12 <text:s/>Durée 00:00:03.12 <text:s/>Lisibilité 52</text:p>
      <text:p text:style-name="P1">#soit presque 50 kg#</text:p>
      <text:p text:style-name="P1">#d'herbes aquatiques.#</text:p>
      <text:p text:style-name="P1"/>
      <text:p text:style-name="P1"><text:span text:style-name="T1"><text:s/></text:span>305: 10:31:43.01 10:31:46.15 <text:s/>Durée 00:00:03.14 <text:s/>Lisibilité 53</text:p>
      <text:p text:style-name="P1">#Leur cæcum et leurs intestins#</text:p>
      <text:p text:style-name="P1">#qui mesurent 45 metros de longs#</text:p>
      <text:p text:style-name="P1"/>
      <text:p text:style-name="P1"><text:span text:style-name="T1"><text:s/></text:span>306: 10:31:46.19 10:31:50.06 <text:s/>Durée 00:00:03.12 <text:s/>Lisibilité 52</text:p>
      <text:p text:style-name="P1">#facilitent la fermentation#</text:p>
      <text:p text:style-name="P1">#et la digestion da cellulose#</text:p>
      <text:p text:style-name="P1"/>
      <text:p text:style-name="P1"><text:span text:style-name="T1"><text:s/></text:span>307: 10:31:50.10 10:31:54.05 <text:s/>Durée 00:00:03.20 <text:s/>Lisibilité 57</text:p>
      <text:p text:style-name="P1">#produisant ainsi</text:p>
      <text:p text:style-name="P1">de grandes quantités de gaz.#</text:p>
      <text:p text:style-name="P1"/>
      <text:p text:style-name="P1"><text:span text:style-name="T1"><text:s/></text:span>308: 10:31:55.13 10:31:58.11 <text:s/>Durée 00:00:02.23 <text:s/>Lisibilité 44</text:p>
      <text:p text:style-name="P1">#Des flatulences#</text:p>
      <text:p text:style-name="P1">#qui leur permettent par ailleurs#</text:p>
      <text:p text:style-name="P1"/>
      <text:p text:style-name="P1"><text:span text:style-name="T1"><text:s/></text:span>309: 10:31:58.16 10:32:00.05 <text:s/>Durée 00:00:01.14 <text:s/>Lisibilité 23</text:p>
      <text:p text:style-name="P1"><text:soft-page-break/>#d'ajuster leur flottabilité.#</text:p>
      <text:p text:style-name="P1"/>
      <text:p text:style-name="P1"><text:span text:style-name="T1"><text:s/></text:span>310: 10:32:12.06 10:32:16.10 <text:s/>Durée 00:00:04.04 <text:s/>Lisibilité 62</text:p>
      <text:p text:style-name="P1">#En hiver, quand le froid nocturne#</text:p>
      <text:p text:style-name="P1">#s'abat sur les cours d'água,#</text:p>
      <text:p text:style-name="P1"/>
      <text:p text:style-name="P1"><text:span text:style-name="T1"><text:s/></text:span>311: 10:32:16.14 10:32:20.05 <text:s/>Durée 00:00:03.16 <text:s/>Lisibilité 55</text:p>
      <text:p text:style-name="P1">#ces animais frileux se rassemblent</text:p>
      <text:p text:style-name="P1">près das nascentes d'água chaude.#</text:p>
      <text:p text:style-name="P1"/>
      <text:p text:style-name="P1"><text:span text:style-name="T1"><text:s/></text:span>312: 10:32:26.05 10:32:27.20 <text:s/>Durée 00:00:01.15 <text:s/>Lisibilité 24</text:p>
      <text:p text:style-name="P1">#Ils dorment d'un sommeil léger,#</text:p>
      <text:p text:style-name="P1"/>
      <text:p text:style-name="P1"><text:span text:style-name="T1"><text:s/></text:span>313: 10:32:28.23 10:32:32.13 <text:s/>Durée 00:00:03.15 <text:s/>Lisibilité 54</text:p>
      <text:p text:style-name="P1">#contraints de se réveiller pour</text:p>
      <text:p text:style-name="P1">respirer à un intervalle régulier#</text:p>
      <text:p text:style-name="P1"/>
      <text:p text:style-name="P1"><text:span text:style-name="T1"><text:s/></text:span>314: 10:32:32.18 10:32:35.20 <text:s/>Durée 00:00:03.02 <text:s/>Lisibilité 46</text:p>
      <text:p text:style-name="P1">#allant de 3 à 20 min.#</text:p>
      <text:p text:style-name="P1"/>
      <text:p text:style-name="P1"><text:span text:style-name="T1"><text:s/></text:span>315: 10:33:08.06 10:33:12.21 <text:s/>Durée 00:00:04.15 <text:s/>Lisibilité 69</text:p>
      <text:p text:style-name="P1">#En janvier, la majorité des lamantins</text:p>
      <text:p text:style-name="P1">a fui le Golfe du Mexique.#</text:p>
      <text:p text:style-name="P1"/>
      <text:p text:style-name="P1"><text:span text:style-name="T1"><text:s/></text:span>316: 10:33:13.23 10:33:16.14 <text:s/>Durée 00:00:02.16 <text:s/>Lisibilité 40</text:p>
      <text:p text:style-name="P1">#As nascentes connaissent#</text:p>
      <text:p text:style-name="P1">#une affluence record.#</text:p>
      <text:p text:style-name="P1"/>
      <text:p text:style-name="P1"><text:span text:style-name="T1"><text:s/></text:span>317: 10:33:23.22 10:33:25.23 <text:s/>Durée 00:00:02.01 <text:s/>Lisibilité 31</text:p>
      <text:p text:style-name="P1">#Jusqu'au début du printemps,#</text:p>
      <text:p text:style-name="P1"/>
      <text:p text:style-name="P1"><text:span text:style-name="T1"><text:s/></text:span>318: 10:33:26.03 10:33:30.07 <text:s/>Durée 00:00:04.04 <text:s/>Lisibilité 62</text:p>
      <text:p text:style-name="P1">#elles offrent aux bébés tranquillité#</text:p>
      <text:p text:style-name="P1">#et sécurité dont ils ont besoin#</text:p>
      <text:p text:style-name="P1"/>
      <text:p text:style-name="P1"><text:span text:style-name="T1"><text:s/></text:span>319: 10:33:30.11 10:33:33.04 <text:s/>Durée 00:00:02.18 <text:s/>Lisibilité 41</text:p>
      <text:p text:style-name="P1">#pour grandir#</text:p>
      <text:p text:style-name="P1">#avant de regagner les côtes.#</text:p>
      <text:p text:style-name="P1"/>
      <text:p text:style-name="P1"><text:span text:style-name="T1"><text:s/></text:span>320: 10:33:43.08 10:33:46.20 <text:s/>Durée 00:00:03.12 <text:s/>Lisibilité 52</text:p>
      <text:p text:style-name="P1">#Pour allaiter leurs petits, #</text:p>
      <text:p text:style-name="P1">#qui mesurent 1 m 20 à la naissance,#</text:p>
      <text:p text:style-name="P1"/>
      <text:p text:style-name="P1"><text:span text:style-name="T1"><text:s/></text:span>321: 10:33:46.24 10:33:49.01 <text:s/>Durée 00:00:02.02 <text:s/>Lisibilité 31</text:p>
      <text:p text:style-name="P1">#et pèsent 30 kg,#</text:p>
      <text:p text:style-name="P1"/>
      <text:p text:style-name="P1"><text:span text:style-name="T1"><text:s/></text:span>322: 10:33:49.05 10:33:52.23 <text:s/>Durée 00:00:03.18 <text:s/>Lisibilité 56</text:p>
      <text:p text:style-name="P1">#les mères possèdent une mamelle#</text:p>
      <text:p text:style-name="P1">#pectorale sous chaque nageoire.#</text:p>
      <text:p text:style-name="P1"/>
      <text:p text:style-name="P1"><text:span text:style-name="T1"><text:s/></text:span>323: 10:34:06.13 10:34:08.04 <text:s/>Durée 00:00:01.16 <text:s/>Lisibilité 25</text:p>
      <text:p text:style-name="P1">#Ce bébé n'est pas encore sevré.#</text:p>
      <text:p text:style-name="P1"/>
      <text:p text:style-name="P1"><text:span text:style-name="T1"><text:s/></text:span>324: 10:34:09.02 10:34:13.14 <text:s/>Durée 00:00:04.12 <text:s/>Lisibilité 67</text:p>
      <text:p text:style-name="P1">#et déjà une cohorte de prétendants#</text:p>
      <text:p text:style-name="P1">#poursuit sa mère.#</text:p>
      <text:p text:style-name="P1"/>
      <text:p text:style-name="P1"><text:span text:style-name="T1"><text:s/></text:span>325: 10:34:27.01 10:34:30.15 <text:s/>Durée 00:00:03.14 <text:s/>Lisibilité 53</text:p>
      <text:p text:style-name="P1">#La nascente des 3 Sœurs, qui donne#</text:p>
      <text:p text:style-name="P1">#naissance à la Rivière de Cristal,#</text:p>
      <text:p text:style-name="P1"><text:soft-page-break/></text:p>
      <text:p text:style-name="P1"><text:span text:style-name="T1"><text:s/></text:span>326: 10:34:30.20 10:34:34.06 <text:s/>Durée 00:00:03.11 <text:s/>Lisibilité 52</text:p>
      <text:p text:style-name="P1">#accueille le plus grand rassemblement#</text:p>
      <text:p text:style-name="P1">#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1">#On a pu y observer#</text:p>
      <text:p text:style-name="P1">#jusqu'à 400 individus.#</text:p>
      <text:p text:style-name="P1"/>
      <text:p text:style-name="P1"><text:span text:style-name="T1"><text:s/></text:span>328: 10:34:44.00 10:34:47.20 <text:s/>Durée 00:00:03.20 <text:s/>Lisibilité 57</text:p>
      <text:p text:style-name="P1">#É aussi le site qui connaît#</text:p>
      <text:p text:style-name="P1">#la plus forte pression humaine.#</text:p>
      <text:p text:style-name="P1"/>
      <text:p text:style-name="P1"><text:span text:style-name="T1"><text:s/></text:span>329: 10:34:52.18 10:34:55.23 <text:s/>Durée 00:00:03.05 <text:s/>Lisibilité 48</text:p>
      <text:p text:style-name="P1">#Séduit par ce décor féerique#</text:p>
      <text:p text:style-name="P1">#et les eaux cristallines,#</text:p>
      <text:p text:style-name="P1"/>
      <text:p text:style-name="P1"><text:span text:style-name="T1"><text:s/></text:span>330: 10:34:56.02 10:34:58.10 <text:s/>Durée 00:00:02.08 <text:s/>Lisibilité 35</text:p>
      <text:p text:style-name="P1">#les promoteurs</text:p>
      <text:p text:style-name="P1">ont construit à tout-va.#</text:p>
      <text:p text:style-name="P1"/>
      <text:p text:style-name="P1"><text:span text:style-name="T1"><text:s/></text:span>331: 10:35:02.20 10:35:06.17 <text:s/>Durée 00:00:03.22 <text:s/>Lisibilité 58</text:p>
      <text:p text:style-name="P1">#Désormais, les lamantins doivent#</text:p>
      <text:p text:style-name="P1">#affronter les hélices des bateaux,#</text:p>
      <text:p text:style-name="P1"/>
      <text:p text:style-name="P1"><text:span text:style-name="T1"><text:s/></text:span>332: 10:35:06.21 10:35:10.13 <text:s/>Durée 00:00:03.17 <text:s/>Lisibilité 55</text:p>
      <text:p text:style-name="P1">#mais aussi la pollution da água</text:p>
      <text:p text:style-name="P1">qui peut les rendre malades.#</text:p>
      <text:p text:style-name="P1"/>
      <text:p text:style-name="P1"><text:span text:style-name="T1"><text:s/></text:span>333: 10:35:15.17 10:35:19.14 <text:s/>Durée 00:00:03.22 <text:s/>Lisibilité 58</text:p>
      <text:p text:style-name="P1">Nous avons un lamantin, un jeune,</text:p>
      <text:p text:style-name="P1">juste là, sous la surface.</text:p>
      <text:p text:style-name="P1"/>
      <text:p text:style-name="P1"><text:span text:style-name="T1"><text:s/></text:span>334: 10:35:19.18 10:35:21.00 <text:s/>Durée 00:00:01.07 <text:s/>Lisibilité 19</text:p>
      <text:p text:style-name="P1">Il est très jeune.</text:p>
      <text:p text:style-name="P1"/>
      <text:p text:style-name="P1"><text:span text:style-name="T1"><text:s/></text:span>335: 10:35:25.04 10:35:28.20 <text:s/>Durée 00:00:03.16 <text:s/>Lisibilité 55</text:p>
      <text:p text:style-name="P1">#Les lamantins préoccupent</text:p>
      <text:p text:style-name="P1">les #Springs Experts#,#</text:p>
      <text:p text:style-name="P1"/>
      <text:p text:style-name="P1"><text:span text:style-name="T1"><text:s/></text:span>336: 10:35:28.24 10:35:30.08 <text:s/>Durée 00:00:01.09 <text:s/>Lisibilité 20</text:p>
      <text:p text:style-name="P1">#les experts das nascentes,#</text:p>
      <text:p text:style-name="P1"/>
      <text:p text:style-name="P1"><text:span text:style-name="T1"><text:s/></text:span>337: 10:35:30.13 10:35:33.11 <text:s/>Durée 00:00:02.23 <text:s/>Lisibilité 44</text:p>
      <text:p text:style-name="P1">#car ils sont sensibles#</text:p>
      <text:p text:style-name="P1">#au changement et à la pollution.#</text:p>
      <text:p text:style-name="P1"/>
      <text:p text:style-name="P1"><text:span text:style-name="T1"><text:s/></text:span>338: 10:35:37.06 10:35:41.08 <text:s/>Durée 00:00:04.02 <text:s/>Lisibilité 61</text:p>
      <text:p text:style-name="P1">#Cette espécie fournie des informations#</text:p>
      <text:p text:style-name="P1">#sur l'état du milieu de son habitat.#</text:p>
      <text:p text:style-name="P1"/>
      <text:p text:style-name="P1"><text:span text:style-name="T1"><text:s/></text:span>339: 10:35:42.05 10:35:45.06 <text:s/>Durée 00:00:03.01 <text:s/>Lisibilité 46</text:p>
      <text:p text:style-name="P1">#Il s'agit d'une espécie#</text:p>
      <text:p text:style-name="P1">#bio indicatrice.#</text:p>
      <text:p text:style-name="P1"/>
      <text:p text:style-name="P1"><text:span text:style-name="T1"><text:s/></text:span>340: 10:35:49.06 10:35:52.00 <text:s/>Durée 00:00:02.19 <text:s/>Lisibilité 41</text:p>
      <text:p text:style-name="P1">#Robert Bond est vétérinaire</text:p>
      <text:p text:style-name="P1">et professeur#</text:p>
      <text:p text:style-name="P1"/>
      <text:p text:style-name="P1"><text:span text:style-name="T1"><text:s/></text:span>341: 10:35:52.05 10:35:53.16 <text:s/>Durée 00:00:01.11 <text:s/>Lisibilité 22</text:p>
      <text:p text:style-name="P1"><text:soft-page-break/>#à l'université da Flórida.#</text:p>
      <text:p text:style-name="P1"/>
      <text:p text:style-name="P1"><text:span text:style-name="T1"><text:s/></text:span>342: 10:35:54.11 10:35:58.04 <text:s/>Durée 00:00:03.18 <text:s/>Lisibilité 56</text:p>
      <text:p text:style-name="P1">#Depuis 37 anos, il constitue </text:p>
      <text:p text:style-name="P1">une gigantesque banque d'images.#</text:p>
      <text:p text:style-name="P1"/>
      <text:p text:style-name="P1"><text:span text:style-name="T1"><text:s/></text:span>343: 10:36:08.02 10:36:10.01 <text:s/>Durée 00:00:01.24 <text:s/>Lisibilité 29</text:p>
      <text:p text:style-name="P1">Remonter à la surface pour respirer</text:p>
      <text:p text:style-name="P1"/>
      <text:p text:style-name="P1"><text:span text:style-name="T1"><text:s/></text:span>344: 10:36:10.06 10:36:12.12 <text:s/>Durée 00:00:02.06 <text:s/>Lisibilité 34</text:p>
      <text:p text:style-name="P1">les met en danger </text:p>
      <text:p text:style-name="P1">à cause des bateaux.</text:p>
      <text:p text:style-name="P1"/>
      <text:p text:style-name="P1"><text:span text:style-name="T1"><text:s/></text:span>345: 10:36:16.01 10:36:19.01 <text:s/>Durée 00:00:03.00 <text:s/>Lisibilité 45</text:p>
      <text:p text:style-name="P1">#En comparant ses photos#</text:p>
      <text:p text:style-name="P1">#d'une ano sur l'autre,#</text:p>
      <text:p text:style-name="P1"/>
      <text:p text:style-name="P1"><text:span text:style-name="T1"><text:s/></text:span>346: 10:36:19.06 10:36:21.11 <text:s/>Durée 00:00:02.05 <text:s/>Lisibilité 33</text:p>
      <text:p text:style-name="P1">#il sait presque tout#</text:p>
      <text:p text:style-name="P1">#sur ces lamantins.#</text:p>
      <text:p text:style-name="P1"/>
      <text:p text:style-name="P1"><text:span text:style-name="T1"><text:s/></text:span>347: 10:36:36.23 10:36:39.19 <text:s/>Durée 00:00:02.21 <text:s/>Lisibilité 43</text:p>
      <text:p text:style-name="P1">En apparence,</text:p>
      <text:p text:style-name="P1">ces lamantins sont identiques,</text:p>
      <text:p text:style-name="P1"/>
      <text:p text:style-name="P1"><text:span text:style-name="T1"><text:s/></text:span>348: 10:36:39.24 10:36:41.08 <text:s/>Durée 00:00:01.09 <text:s/>Lisibilité 20</text:p>
      <text:p text:style-name="P1">mais en réalité,</text:p>
      <text:p text:style-name="P1"/>
      <text:p text:style-name="P1"><text:span text:style-name="T1"><text:s/></text:span>349: 10:36:41.13 10:36:44.23 <text:s/>Durée 00:00:03.10 <text:s/>Lisibilité 51</text:p>
      <text:p text:style-name="P1">chacun possède des cicatrices uniques</text:p>
      <text:p text:style-name="P1">avec leurs propres formes,</text:p>
      <text:p text:style-name="P1"/>
      <text:p text:style-name="P1"><text:span text:style-name="T1"><text:s/></text:span>350: 10:36:45.03 10:36:46.21 <text:s/>Durée 00:00:01.18 <text:s/>Lisibilité 26</text:p>
      <text:p text:style-name="P1">permettant de les reconnaître.</text:p>
      <text:p text:style-name="P1"/>
      <text:p text:style-name="P1"><text:span text:style-name="T1"><text:s/></text:span>351: 10:36:47.00 10:36:48.15 <text:s/>Durée 00:00:01.15 <text:s/>Lisibilité 24</text:p>
      <text:p text:style-name="P1">Nous pouvons, ainsi,</text:p>
      <text:p text:style-name="P1"/>
      <text:p text:style-name="P1"><text:span text:style-name="T1"><text:s/></text:span>352: 10:36:48.20 10:36:51.04 <text:s/>Durée 00:00:02.09 <text:s/>Lisibilité 35</text:p>
      <text:p text:style-name="P1">savoir qui a survécu </text:p>
      <text:p text:style-name="P1">et qui n'est pas revenu.</text:p>
      <text:p text:style-name="P1"/>
      <text:p text:style-name="P1"><text:span text:style-name="T1"><text:s/></text:span>353: 10:36:55.01 10:36:57.02 <text:s/>Durée 00:00:02.01 <text:s/>Lisibilité 31</text:p>
      <text:p text:style-name="P1">Nous prélevons du sang et de tissus.</text:p>
      <text:p text:style-name="P1"/>
      <text:p text:style-name="P1"><text:span text:style-name="T1"><text:s/></text:span>354: 10:36:57.06 10:36:59.22 <text:s/>Durée 00:00:02.16 <text:s/>Lisibilité 40</text:p>
      <text:p text:style-name="P1">Nous effectuons des analyses</text:p>
      <text:p text:style-name="P1">d'isotopes stables.</text:p>
      <text:p text:style-name="P1"/>
      <text:p text:style-name="P1"><text:span text:style-name="T1"><text:s/></text:span>355: 10:37:00.02 10:37:04.17 <text:s/>Durée 00:00:04.15 <text:s/>Lisibilité 69</text:p>
      <text:p text:style-name="P1">On peut ainsi savoir ce qu'il a mangé</text:p>
      <text:p text:style-name="P1">pour son petit déjeuner.</text:p>
      <text:p text:style-name="P1"/>
      <text:p text:style-name="P1"><text:span text:style-name="T1"><text:s/></text:span>356: 10:37:04.21 10:37:07.00 <text:s/>Durée 00:00:02.04 <text:s/>Lisibilité 32</text:p>
      <text:p text:style-name="P1">Ces bios marqueurs</text:p>
      <text:p text:style-name="P1">sont très intéressants</text:p>
      <text:p text:style-name="P1"/>
      <text:p text:style-name="P1"><text:span text:style-name="T1"><text:s/></text:span>357: 10:37:07.05 10:37:10.20 <text:s/>Durée 00:00:03.15 <text:s/>Lisibilité 54</text:p>
      <text:p text:style-name="P1">car ils nous montrent comment</text:p>
      <text:p text:style-name="P1">le système réagit face aux toxines,</text:p>
      <text:p text:style-name="P1"><text:soft-page-break/></text:p>
      <text:p text:style-name="P1"><text:span text:style-name="T1"><text:s/></text:span>358: 10:37:10.24 10:37:12.16 <text:s/>Durée 00:00:01.17 <text:s/>Lisibilité 25</text:p>
      <text:p text:style-name="P1">comment il peut les contaminer.</text:p>
      <text:p text:style-name="P1"/>
      <text:p text:style-name="P1"><text:span text:style-name="T1"><text:s/></text:span>359: 10:37:22.03 10:37:25.16 <text:s/>Durée 00:00:03.13 <text:s/>Lisibilité 53</text:p>
      <text:p text:style-name="P1">Les lamantins ne sont pas seulement</text:p>
      <text:p text:style-name="P1">une fierté et une joie,</text:p>
      <text:p text:style-name="P1"/>
      <text:p text:style-name="P1"><text:span text:style-name="T1"><text:s/></text:span>360: 10:37:25.20 10:37:28.17 <text:s/>Durée 00:00:02.22 <text:s/>Lisibilité 43</text:p>
      <text:p text:style-name="P1">il s'agit aussi</text:p>
      <text:p text:style-name="P1">d'une espécie sentinelle.</text:p>
      <text:p text:style-name="P1"/>
      <text:p text:style-name="P1"><text:span text:style-name="T1"><text:s/></text:span>361: 10:37:28.21 10:37:31.16 <text:s/>Durée 00:00:02.20 <text:s/>Lisibilité 42</text:p>
      <text:p text:style-name="P1">On peut connaître</text:p>
      <text:p text:style-name="P1">toutes leurs habitudes alimentaires</text:p>
      <text:p text:style-name="P1"/>
      <text:p text:style-name="P1"><text:span text:style-name="T1"><text:s/></text:span>362: 10:37:31.20 10:37:33.03 <text:s/>Durée 00:00:01.08 <text:s/>Lisibilité 20</text:p>
      <text:p text:style-name="P1">et leur évolution.</text:p>
      <text:p text:style-name="P1"/>
      <text:p text:style-name="P1"><text:span text:style-name="T1"><text:s/></text:span>363: 10:37:33.07 10:37:36.19 <text:s/>Durée 00:00:03.12 <text:s/>Lisibilité 52</text:p>
      <text:p text:style-name="P1">Nous savons que leur alimentation </text:p>
      <text:p text:style-name="P1">et leur environnement ont changé,</text:p>
      <text:p text:style-name="P1"/>
      <text:p text:style-name="P1"><text:span text:style-name="T1"><text:s/></text:span>364: 10:37:36.23 10:37:39.22 <text:s/>Durée 00:00:02.24 <text:s/>Lisibilité 44</text:p>
      <text:p text:style-name="P1">tout comme les végétations</text:p>
      <text:p text:style-name="P1">à Kings Bay et à Cristal River</text:p>
      <text:p text:style-name="P1"/>
      <text:p text:style-name="P1"><text:span text:style-name="T1"><text:s/></text:span>365: 10:37:40.01 10:37:41.24 <text:s/>Durée 00:00:01.23 <text:s/>Lisibilité 29</text:p>
      <text:p text:style-name="P1">durant ces 10 à 20 dernières anos.</text:p>
      <text:p text:style-name="P1"/>
      <text:p text:style-name="P1"><text:span text:style-name="T1"><text:s/></text:span>366: 10:37:42.03 10:37:45.24 <text:s/>Durée 00:00:03.21 <text:s/>Lisibilité 58</text:p>
      <text:p text:style-name="P1">Il faut faire face à l'introduction</text:p>
      <text:p text:style-name="P1">de nouvelles espécies d'algues,</text:p>
      <text:p text:style-name="P1"/>
      <text:p text:style-name="P1"><text:span text:style-name="T1"><text:s/></text:span>367: 10:37:46.03 10:37:49.18 <text:s/>Durée 00:00:03.15 <text:s/>Lisibilité 54</text:p>
      <text:p text:style-name="P1">comme la Lyngbya que les lamantins</text:p>
      <text:p text:style-name="P1">peuvent ingérer accidentellement</text:p>
      <text:p text:style-name="P1"/>
      <text:p text:style-name="P1"><text:span text:style-name="T1"><text:s/></text:span>368: 10:37:49.22 10:37:53.03 <text:s/>Durée 00:00:03.06 <text:s/>Lisibilité 49</text:p>
      <text:p text:style-name="P1">et estimer quelles en seront</text:p>
      <text:p text:style-name="P1">les répercussions.</text:p>
      <text:p text:style-name="P1"/>
      <text:p text:style-name="P1"><text:span text:style-name="T1"><text:s/></text:span>369: 10:37:55.05 10:37:58.19 <text:s/>Durée 00:00:03.14 <text:s/>Lisibilité 53</text:p>
      <text:p text:style-name="P1">#La Lyngbya</text:p>
      <text:p text:style-name="P1">une algue invasive et nocive#</text:p>
      <text:p text:style-name="P1"/>
      <text:p text:style-name="P1"><text:span text:style-name="T1"><text:s/></text:span>370: 10:37:58.23 10:38:00.20 <text:s/>Durée 00:00:01.22 <text:s/>Lisibilité 28</text:p>
      <text:p text:style-name="P1">#qui, depuis quelques anos,#</text:p>
      <text:p text:style-name="P1"/>
      <text:p text:style-name="P1"><text:span text:style-name="T1"><text:s/></text:span>371: 10:38:01.00 10:38:03.11 <text:s/>Durée 00:00:02.11 <text:s/>Lisibilité 37</text:p>
      <text:p text:style-name="P1">#colonise les eaux limpides</text:p>
      <text:p text:style-name="P1">des cours d'água.#</text:p>
      <text:p text:style-name="P1"/>
      <text:p text:style-name="P1"><text:span text:style-name="T1"><text:s/></text:span>372: 10:38:09.03 10:38:11.07 <text:s/>Durée 00:00:02.04 <text:s/>Lisibilité 32</text:p>
      <text:p text:style-name="P1">#Elle profite da pollution</text:p>
      <text:p text:style-name="P1">par les nitrates#</text:p>
      <text:p text:style-name="P1"/>
      <text:p text:style-name="P1"><text:span text:style-name="T1"><text:s/></text:span>373: 10:38:11.11 10:38:14.03 <text:s/>Durée 00:00:02.17 <text:s/>Lisibilité 40</text:p>
      <text:p text:style-name="P1">#qui se propagent#</text:p>
      <text:p text:style-name="P1">#dans la région das nascentes.#</text:p>
      <text:p text:style-name="P1"><text:soft-page-break/></text:p>
      <text:p text:style-name="P1"><text:span text:style-name="T1"><text:s/></text:span>374: 10:38:18.04 10:38:21.06 <text:s/>Durée 00:00:03.02 <text:s/>Lisibilité 46</text:p>
      <text:p text:style-name="P1">#Elle prolifère</text:p>
      <text:p text:style-name="P1">quand le débit das nascentes faiblit,#</text:p>
      <text:p text:style-name="P1"/>
      <text:p text:style-name="P1"><text:span text:style-name="T1"><text:s/></text:span>375: 10:38:21.20 10:38:24.16 <text:s/>Durée 00:00:02.21 <text:s/>Lisibilité 43</text:p>
      <text:p text:style-name="P1">#affectant la force#</text:p>
      <text:p text:style-name="P1">#des courants dans les rios.#</text:p>
      <text:p text:style-name="P1"/>
      <text:p text:style-name="P1"><text:span text:style-name="T1"><text:s/></text:span>376: 10:38:27.03 10:38:31.13 <text:s/>Durée 00:00:04.10 <text:s/>Lisibilité 66</text:p>
      <text:p text:style-name="P1">#La Lyngbya tapisse alors le sol,</text:p>
      <text:p text:style-name="P1">remonte peu à peu vers la surface,#</text:p>
      <text:p text:style-name="P1"/>
      <text:p text:style-name="P1"><text:span text:style-name="T1"><text:s/></text:span>377: 10:38:32.00 10:38:33.21 <text:s/>Durée 00:00:01.21 <text:s/>Lisibilité 28</text:p>
      <text:p text:style-name="P1">#retient les lentilles d'água.#</text:p>
      <text:p text:style-name="P1"/>
      <text:p text:style-name="P1"><text:span text:style-name="T1"><text:s/></text:span>378: 10:38:35.22 10:38:40.04 <text:s/>Durée 00:00:04.07 <text:s/>Lisibilité 64</text:p>
      <text:p text:style-name="P1">#Elle prive de lumière les écosystèmes</text:p>
      <text:p text:style-name="P1">subaquatiques et les étouffe.#</text:p>
      <text:p text:style-name="P1"/>
      <text:p text:style-name="P1"><text:span text:style-name="T1"><text:s/></text:span>379: 10:38:43.19 10:38:47.13 <text:s/>Durée 00:00:03.19 <text:s/>Lisibilité 56</text:p>
      <text:p text:style-name="P1">#Sans photosynthèse, la matière#</text:p>
      <text:p text:style-name="P1">#organique ne peut se régénérer.#</text:p>
      <text:p text:style-name="P1"/>
      <text:p text:style-name="P1"><text:span text:style-name="T1"><text:s/></text:span>380: 10:38:48.16 10:38:50.07 <text:s/>Durée 00:00:01.16 <text:s/>Lisibilité 25</text:p>
      <text:p text:style-name="P1">#La vie disparaît.#</text:p>
      <text:p text:style-name="P1"/>
      <text:p text:style-name="P1"><text:span text:style-name="T1"><text:s/></text:span>381: 10:38:57.23 10:39:01.20 <text:s/>Durée 00:00:03.22 <text:s/>Lisibilité 58</text:p>
      <text:p text:style-name="P1">#Un tel chaos ne semble#</text:p>
      <text:p text:style-name="P1">#pas affecter un poisson primitif,#</text:p>
      <text:p text:style-name="P1"/>
      <text:p text:style-name="P1"><text:span text:style-name="T1"><text:s/></text:span>382: 10:39:02.00 10:39:04.00 <text:s/>Durée 00:00:02.00 <text:s/>Lisibilité 30</text:p>
      <text:p text:style-name="P1">#le lépisosté.#</text:p>
      <text:p text:style-name="P1"/>
      <text:p text:style-name="P1"><text:span text:style-name="T1"><text:s/></text:span>383: 10:39:06.19 10:39:09.12 <text:s/>Durée 00:00:02.18 <text:s/>Lisibilité 41</text:p>
      <text:p text:style-name="P1">#Ce long poisson osseux#</text:p>
      <text:p text:style-name="P1">#est étonnamment bien adapté#</text:p>
      <text:p text:style-name="P1"/>
      <text:p text:style-name="P1"><text:span text:style-name="T1"><text:s/></text:span>384: 10:39:09.17 10:39:13.01 <text:s/>Durée 00:00:03.09 <text:s/>Lisibilité 50</text:p>
      <text:p text:style-name="P1">#aux fortes variations#</text:p>
      <text:p text:style-name="P1">#du taux d'oxygène dans a água.#</text:p>
      <text:p text:style-name="P1"/>
      <text:p text:style-name="P1"><text:span text:style-name="T1"><text:s/></text:span>385: 10:39:13.05 10:39:14.21 <text:s/>Durée 00:00:01.16 <text:s/>Lisibilité 25</text:p>
      <text:p text:style-name="P1">#Car en cas de pénurie,#</text:p>
      <text:p text:style-name="P1"/>
      <text:p text:style-name="P1"><text:span text:style-name="T1"><text:s/></text:span>386: 10:39:15.01 10:39:17.20 <text:s/>Durée 00:00:02.19 <text:s/>Lisibilité 41</text:p>
      <text:p text:style-name="P1">#il est capable d'aller#</text:p>
      <text:p text:style-name="P1">#en chercher à la surface.#</text:p>
      <text:p text:style-name="P1"/>
      <text:p text:style-name="P1"><text:span text:style-name="T1"><text:s/></text:span>387: 10:39:22.14 10:39:26.15 <text:s/>Durée 00:00:04.01 <text:s/>Lisibilité 61</text:p>
      <text:p text:style-name="P1">#Les lépisostés sont aussi doués#</text:p>
      <text:p text:style-name="P1">#pour la vie en apesanteur.#</text:p>
      <text:p text:style-name="P1"/>
      <text:p text:style-name="P1"><text:span text:style-name="T1"><text:s/></text:span>388: 10:39:28.17 10:39:32.06 <text:s/>Durée 00:00:03.14 <text:s/>Lisibilité 53</text:p>
      <text:p text:style-name="P1">#Leur vessie natatoire,#</text:p>
      <text:p text:style-name="P1">#hyper vascularisée et gazeuse,#</text:p>
      <text:p text:style-name="P1"/>
      <text:p text:style-name="P1"><text:span text:style-name="T1"><text:s/></text:span>389: 10:39:32.11 10:39:34.13 <text:s/>Durée 00:00:02.02 <text:s/>Lisibilité 31</text:p>
      <text:p text:style-name="P1">#fonctionne comme un poumon.#</text:p>
      <text:p text:style-name="P1"/>
      <text:p text:style-name="P1"><text:soft-page-break/><text:span text:style-name="T1"><text:s/></text:span>390: 10:39:38.07 10:39:41.05 <text:s/>Durée 00:00:02.23 <text:s/>Lisibilité 44</text:p>
      <text:p text:style-name="P1">#Quand ils décident de s'aventurer#</text:p>
      <text:p text:style-name="P1">#dans les profundidades,#</text:p>
      <text:p text:style-name="P1"/>
      <text:p text:style-name="P1"><text:span text:style-name="T1"><text:s/></text:span>391: 10:39:41.09 10:39:43.10 <text:s/>Durée 00:00:02.01 <text:s/>Lisibilité 31</text:p>
      <text:p text:style-name="P1">#il leur suffit #</text:p>
      <text:p text:style-name="P1">#de dégonfler leur vessie#</text:p>
      <text:p text:style-name="P1"/>
      <text:p text:style-name="P1"><text:span text:style-name="T1"><text:s/></text:span>392: 10:39:43.14 10:39:45.14 <text:s/>Durée 00:00:02.00 <text:s/>Lisibilité 30</text:p>
      <text:p text:style-name="P1">#pour faire varier leur flottabilité,#</text:p>
      <text:p text:style-name="P1"/>
      <text:p text:style-name="P1"><text:span text:style-name="T1"><text:s/></text:span>393: 10:39:45.18 10:39:48.16 <text:s/>Durée 00:00:02.23 <text:s/>Lisibilité 44</text:p>
      <text:p text:style-name="P1">#comme les gilets#</text:p>
      <text:p text:style-name="P1">#stabilisateurs des mergulhadores.#</text:p>
      <text:p text:style-name="P1"/>
      <text:p text:style-name="P1"><text:span text:style-name="T1"><text:s/></text:span>394: 10:39:54.21 10:39:58.21 <text:s/>Durée 00:00:04.00 <text:s/>Lisibilité 60</text:p>
      <text:p text:style-name="P1">#Cette adaptation particulière#</text:p>
      <text:p text:style-name="P1">#leur permet, durant les mois d'hiver,#</text:p>
      <text:p text:style-name="P1"/>
      <text:p text:style-name="P1"><text:span text:style-name="T1"><text:s/></text:span>395: 10:39:59.00 10:40:02.03 <text:s/>Durée 00:00:03.03 <text:s/>Lisibilité 47</text:p>
      <text:p text:style-name="P1">#de rester complètement</text:p>
      <text:p text:style-name="P1">immobiles au fond da água,#</text:p>
      <text:p text:style-name="P1"/>
      <text:p text:style-name="P1"><text:span text:style-name="T1"><text:s/></text:span>396: 10:40:02.07 10:40:06.09 <text:s/>Durée 00:00:04.02 <text:s/>Lisibilité 61</text:p>
      <text:p text:style-name="P1">#ne remontant ni pour respirer#</text:p>
      <text:p text:style-name="P1">#ni pour se nourrir.#</text:p>
      <text:p text:style-name="P1"/>
      <text:p text:style-name="P1"><text:span text:style-name="T1"><text:s/></text:span>397: 10:40:24.09 10:40:26.07 <text:s/>Durée 00:00:01.23 <text:s/>Lisibilité 29</text:p>
      <text:p text:style-name="P1">#Peu d'espécies sont capables de vivre#</text:p>
      <text:p text:style-name="P1"/>
      <text:p text:style-name="P1"><text:span text:style-name="T1"><text:s/></text:span>398: 10:40:26.11 10:40:29.01 <text:s/>Durée 00:00:02.15 <text:s/>Lisibilité 39</text:p>
      <text:p text:style-name="P1">#dans les profundidades #</text:p>
      <text:p text:style-name="P1">#obscures de l'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</text:p>
      <text:p text:style-name="P1">et son coéquipier Marc Long#</text:p>
      <text:p text:style-name="P1"/>
      <text:p text:style-name="P1"><text:span text:style-name="T1"><text:s/></text:span>400: 10:40:47.13 10:40:50.05 <text:s/>Durée 00:00:02.17 <text:s/>Lisibilité 40</text:p>
      <text:p text:style-name="P1">#s'intéressent à cette fascinante#</text:p>
      <text:p text:style-name="P1">#faune aquatique.#</text:p>
      <text:p text:style-name="P1"/>
      <text:p text:style-name="P1"><text:span text:style-name="T1"><text:s/></text:span>401: 10:41:00.16 10:41:02.14 <text:s/>Durée 00:00:01.23 <text:s/>Lisibilité 29</text:p>
      <text:p text:style-name="P1">#En dresser l'inventaire,#</text:p>
      <text:p text:style-name="P1"/>
      <text:p text:style-name="P1"><text:span text:style-name="T1"><text:s/></text:span>402: 10:41:02.18 10:41:04.19 <text:s/>Durée 00:00:02.01 <text:s/>Lisibilité 31</text:p>
      <text:p text:style-name="P1">#identifier des nouvelles espécies#</text:p>
      <text:p text:style-name="P1"/>
      <text:p text:style-name="P1"><text:span text:style-name="T1"><text:s/></text:span>403: 10:41:04.23 10:41:08.21 <text:s/>Durée 00:00:03.23 <text:s/>Lisibilité 59</text:p>
      <text:p text:style-name="P1">#permettent à ces experts d'évaluer#</text:p>
      <text:p text:style-name="P1">#l'état de santé de ces nascentes.#</text:p>
      <text:p text:style-name="P1"/>
      <text:p text:style-name="P1"><text:span text:style-name="T1"><text:s/></text:span>404: 10:41:15.04 10:41:18.24 <text:s/>Durée 00:00:03.20 <text:s/>Lisibilité 57</text:p>
      <text:p text:style-name="P1">#La gruta du Diable à Ginnie Springs,</text:p>
      <text:p text:style-name="P1">au nord da península,#</text:p>
      <text:p text:style-name="P1"/>
      <text:p text:style-name="P1"><text:span text:style-name="T1"><text:s/></text:span>405: 10:41:19.03 10:41:21.20 <text:s/>Durée 00:00:02.17 <text:s/>Lisibilité 40</text:p>
      <text:p text:style-name="P1">#est un site d'exploration unique.#</text:p>
      <text:p text:style-name="P1"/>
      <text:p text:style-name="P1"><text:span text:style-name="T1"><text:s/></text:span>406: 10:41:23.13 10:41:27.03 <text:s/>Durée 00:00:03.15 <text:s/>Lisibilité 54</text:p>
      <text:p text:style-name="P1"><text:soft-page-break/>#La vie s'y est frayée un chemin#</text:p>
      <text:p text:style-name="P1">#jusque dans les abysses.#</text:p>
      <text:p text:style-name="P1"/>
      <text:p text:style-name="P1"><text:span text:style-name="T1"><text:s/></text:span>407: 10:41:32.11 10:41:35.23 <text:s/>Durée 00:00:03.12 <text:s/>Lisibilité 52</text:p>
      <text:p text:style-name="P1">#Des poissons, #</text:p>
      <text:p text:style-name="P1">#quelques tortues et crustacées#</text:p>
      <text:p text:style-name="P1"/>
      <text:p text:style-name="P1"><text:span text:style-name="T1"><text:s/></text:span>408: 10:41:36.03 10:41:38.06 <text:s/>Durée 00:00:02.03 <text:s/>Lisibilité 32</text:p>
      <text:p text:style-name="P1">#s'aventurent parfois dans ces boyaux.#</text:p>
      <text:p text:style-name="P1"/>
      <text:p text:style-name="P1"><text:span text:style-name="T1"><text:s/></text:span>409: 10:41:40.01 10:41:42.01 <text:s/>Durée 00:00:02.00 <text:s/>Lisibilité 30</text:p>
      <text:p text:style-name="P1">#Mais ils ne s'y attardent pas.#</text:p>
      <text:p text:style-name="P1"/>
      <text:p text:style-name="P1"><text:span text:style-name="T1"><text:s/></text:span>410: 10:41:42.05 10:41:45.06 <text:s/>Durée 00:00:03.01 <text:s/>Lisibilité 46</text:p>
      <text:p text:style-name="P1">#Contrairement au poisson chat</text:p>
      <text:p text:style-name="P1">ou à l'écrevisse albinos#</text:p>
      <text:p text:style-name="P1"/>
      <text:p text:style-name="P1"><text:span text:style-name="T1"><text:s/></text:span>411: 10:41:45.10 10:41:47.14 <text:s/>Durée 00:00:02.04 <text:s/>Lisibilité 32</text:p>
      <text:p text:style-name="P1">#mieux adaptés aux ténèbres.#</text:p>
      <text:p text:style-name="P1"/>
      <text:p text:style-name="P1"><text:span text:style-name="T1"><text:s/></text:span>412: 10:41:57.24 10:42:00.15 <text:s/>Durée 00:00:02.16 <text:s/>Lisibilité 40</text:p>
      <text:p text:style-name="P1">#Cette écrevisse,#</text:p>
      <text:p text:style-name="P1">#domiciliée dans une gruta oubliée,#</text:p>
      <text:p text:style-name="P1"/>
      <text:p text:style-name="P1"><text:span text:style-name="T1"><text:s/></text:span>413: 10:42:00.20 10:42:04.04 <text:s/>Durée 00:00:03.09 <text:s/>Lisibilité 50</text:p>
      <text:p text:style-name="P1">#semble, particulièrement,#</text:p>
      <text:p text:style-name="P1">#attirer l'attention des chercheurs.#</text:p>
      <text:p text:style-name="P1"/>
      <text:p text:style-name="P1"><text:span text:style-name="T1"><text:s/></text:span>414: 10:42:13.12 10:42:14.24 <text:s/>Durée 00:00:01.12 <text:s/>Lisibilité 22</text:p>
      <text:p text:style-name="P1">#Dans ce milieu complexe,#</text:p>
      <text:p text:style-name="P1"/>
      <text:p text:style-name="P1"><text:span text:style-name="T1"><text:s/></text:span>415: 10:42:15.03 10:42:18.04 <text:s/>Durée 00:00:03.01 <text:s/>Lisibilité 46</text:p>
      <text:p text:style-name="P1">#loin de toute forme#</text:p>
      <text:p text:style-name="P1">#de lumière ou de végétation,#</text:p>
      <text:p text:style-name="P1"/>
      <text:p text:style-name="P1"><text:span text:style-name="T1"><text:s/></text:span>416: 10:42:18.08 10:42:21.03 <text:s/>Durée 00:00:02.20 <text:s/>Lisibilité 42</text:p>
      <text:p text:style-name="P1">#rien n'arrête la force du vivant.#</text:p>
      <text:p text:style-name="P1"/>
      <text:p text:style-name="P1"><text:span text:style-name="T1"><text:s/></text:span>417: 10:42:34.10 10:42:37.01 <text:s/>Durée 00:00:02.16 <text:s/>Lisibilité 40</text:p>
      <text:p text:style-name="P1">#Les écrevisses se régénèrent #</text:p>
      <text:p text:style-name="P1">#au niveau des membres#</text:p>
      <text:p text:style-name="P1"/>
      <text:p text:style-name="P1"><text:span text:style-name="T1"><text:s/></text:span>418: 10:42:37.06 10:42:38.18 <text:s/>Durée 00:00:01.12 <text:s/>Lisibilité 22</text:p>
      <text:p text:style-name="P1">#lors des mues.#</text:p>
      <text:p text:style-name="P1"/>
      <text:p text:style-name="P1"><text:span text:style-name="T1"><text:s/></text:span>419: 10:42:38.22 10:42:43.05 <text:s/>Durée 00:00:04.08 <text:s/>Lisibilité 65</text:p>
      <text:p text:style-name="P1">#Cette aptitude permet aux biólogos#</text:p>
      <text:p text:style-name="P1">#de se contenter de prélever une patte#</text:p>
      <text:p text:style-name="P1"/>
      <text:p text:style-name="P1"><text:span text:style-name="T1"><text:s/></text:span>420: 10:42:43.09 10:42:45.12 <text:s/>Durée 00:00:02.03 <text:s/>Lisibilité 32</text:p>
      <text:p text:style-name="P1">#car ils comptent#</text:p>
      <text:p text:style-name="P1">#lui rendre sa liberté#</text:p>
      <text:p text:style-name="P1"/>
      <text:p text:style-name="P1"><text:span text:style-name="T1"><text:s/></text:span>421: 10:42:45.16 10:42:48.11 <text:s/>Durée 00:00:02.20 <text:s/>Lisibilité 42</text:p>
      <text:p text:style-name="P1">#après l'avoir observée</text:p>
      <text:p text:style-name="P1">à la lumière du jour.#</text:p>
      <text:p text:style-name="P1"/>
      <text:p text:style-name="P1"><text:span text:style-name="T1"><text:s/></text:span>422: 10:42:52.24 10:42:54.23 <text:s/>Durée 00:00:01.24 <text:s/>Lisibilité 29</text:p>
      <text:p text:style-name="P1">#L'étude de son ADN#</text:p>
      <text:p text:style-name="P1"/>
      <text:p text:style-name="P1"><text:soft-page-break/><text:span text:style-name="T1"><text:s/></text:span>423: 10:42:55.03 10:42:59.07 <text:s/>Durée 00:00:04.04 <text:s/>Lisibilité 62</text:p>
      <text:p text:style-name="P1">#aidera à la connaissance </text:p>
      <text:p text:style-name="P1">de ces espécies souvent inconnues.#</text:p>
      <text:p text:style-name="P1"/>
      <text:p text:style-name="P1"><text:span text:style-name="T1"><text:s/></text:span>424: 10:43:13.21 10:43:15.20 <text:s/>Durée 00:00:01.24 <text:s/>Lisibilité 29</text:p>
      <text:p text:style-name="P1">- On en a une.</text:p>
      <text:p text:style-name="P1">- Super!</text:p>
      <text:p text:style-name="P1"/>
      <text:p text:style-name="P1"><text:span text:style-name="T1"><text:s/></text:span>425: 10:43:15.24 10:43:17.03 <text:s/>Durée 00:00:01.04 <text:s/>Lisibilité 17</text:p>
      <text:p text:style-name="P1">Après toutes ces anos,</text:p>
      <text:p text:style-name="P1"/>
      <text:p text:style-name="P1"><text:span text:style-name="T1"><text:s/></text:span>426: 10:43:17.07 10:43:20.00 <text:s/>Durée 00:00:02.18 <text:s/>Lisibilité 41</text:p>
      <text:p text:style-name="P1">on a fini par trouver </text:p>
      <text:p text:style-name="P1">des écrevisses dans le coin.</text:p>
      <text:p text:style-name="P1"/>
      <text:p text:style-name="P1"><text:span text:style-name="T1"><text:s/></text:span>427: 10:43:21.04 10:43:24.08 <text:s/>Durée 00:00:03.04 <text:s/>Lisibilité 47</text:p>
      <text:p text:style-name="P1">Les informations que nous collectons</text:p>
      <text:p text:style-name="P1">sur eux sont essentielles</text:p>
      <text:p text:style-name="P1"/>
      <text:p text:style-name="P1"><text:span text:style-name="T1"><text:s/></text:span>428: 10:43:24.12 10:43:27.07 <text:s/>Durée 00:00:02.20 <text:s/>Lisibilité 42</text:p>
      <text:p text:style-name="P1">et nous permettent</text:p>
      <text:p text:style-name="P1">de reconstituer leur histoire.</text:p>
      <text:p text:style-name="P1"/>
      <text:p text:style-name="P1"><text:span text:style-name="T1"><text:s/></text:span>429: 10:43:28.07 10:43:32.04 <text:s/>Durée 00:00:03.22 <text:s/>Lisibilité 58</text:p>
      <text:p text:style-name="P1">L'endroit où ils vivent, leur nombre</text:p>
      <text:p text:style-name="P1">et la spécificité de leur habitat,</text:p>
      <text:p text:style-name="P1"/>
      <text:p text:style-name="P1"><text:span text:style-name="T1"><text:s/></text:span>430: 10:43:32.08 10:43:35.03 <text:s/>Durée 00:00:02.20 <text:s/>Lisibilité 42</text:p>
      <text:p text:style-name="P1">ces détails, nous en avons besoin</text:p>
      <text:p text:style-name="P1">pour les protéger</text:p>
      <text:p text:style-name="P1"/>
      <text:p text:style-name="P1"><text:span text:style-name="T1"><text:s/></text:span>431: 10:43:35.07 10:43:36.22 <text:s/>Durée 00:00:01.15 <text:s/>Lisibilité 24</text:p>
      <text:p text:style-name="P1">et assurer leur avenir.</text:p>
      <text:p text:style-name="P1"/>
      <text:p text:style-name="P1"><text:span text:style-name="T1"><text:s/></text:span>432: 10:43:37.01 10:43:39.12 <text:s/>Durée 00:00:02.11 <text:s/>Lisibilité 37</text:p>
      <text:p text:style-name="P1">Si é une nouvelle espécie</text:p>
      <text:p text:style-name="P1">d'écrevisse,</text:p>
      <text:p text:style-name="P1"/>
      <text:p text:style-name="P1"><text:span text:style-name="T1"><text:s/></text:span>433: 10:43:39.16 10:43:43.16 <text:s/>Durée 00:00:04.00 <text:s/>Lisibilité 60</text:p>
      <text:p text:style-name="P1">nous allons écrire un nouveau</text:p>
      <text:p text:style-name="P1">chapitre grâce à cette découverte.</text:p>
      <text:p text:style-name="P1"/>
      <text:p text:style-name="P1"><text:span text:style-name="T1"><text:s/></text:span>434: 10:43:43.20 10:43:46.00 <text:s/>Durée 00:00:02.05 <text:s/>Lisibilité 33</text:p>
      <text:p text:style-name="P1">Et là, é juste la première étape.</text:p>
      <text:p text:style-name="P1"/>
      <text:p text:style-name="P1"><text:span text:style-name="T1"><text:s/></text:span>435: 10:43:48.02 10:43:51.18 <text:s/>Durée 00:00:03.16 <text:s/>Lisibilité 55</text:p>
      <text:p text:style-name="P1">Toutes ces merveilleuses créatures</text:p>
      <text:p text:style-name="P1">sont nombreuses na Flórida.</text:p>
      <text:p text:style-name="P1"/>
      <text:p text:style-name="P1"><text:span text:style-name="T1"><text:s/></text:span>436: 10:43:51.22 10:43:56.02 <text:s/>Durée 00:00:04.05 <text:s/>Lisibilité 63</text:p>
      <text:p text:style-name="P1">Et nous soupçonnons</text:p>
      <text:p text:style-name="P1">qu'il en reste beaucoup à découvrir.</text:p>
      <text:p text:style-name="P1"/>
      <text:p text:style-name="P1"><text:span text:style-name="T1"><text:s/></text:span>437: 10:43:56.06 10:43:58.16 <text:s/>Durée 00:00:02.10 <text:s/>Lisibilité 36</text:p>
      <text:p text:style-name="P1">Il s'agit, peut-être,</text:p>
      <text:p text:style-name="P1">de l'une d'entre elles.</text:p>
      <text:p text:style-name="P1"/>
      <text:p text:style-name="P1"><text:span text:style-name="T1"><text:s/></text:span>438: 10:44:01.14 10:44:03.21 <text:s/>Durée 00:00:02.07 <text:s/>Lisibilité 34</text:p>
      <text:p text:style-name="P1">#La circulation #</text:p>
      <text:p text:style-name="P1">#de a água dans l'aquífero#</text:p>
      <text:p text:style-name="P1"><text:soft-page-break/></text:p>
      <text:p text:style-name="P1"><text:span text:style-name="T1"><text:s/></text:span>439: 10:44:04.01 10:44:07.03 <text:s/>Durée 00:00:03.02 <text:s/>Lisibilité 46</text:p>
      <text:p text:style-name="P1">#est essentielle à la survie #</text:p>
      <text:p text:style-name="P1">#des écosystèmes subterrâneas.#</text:p>
      <text:p text:style-name="P1"/>
      <text:p text:style-name="P1"><text:span text:style-name="T1"><text:s/></text:span>440: 10:44:09.09 10:44:13.08 <text:s/>Durée 00:00:03.24 <text:s/>Lisibilité 59</text:p>
      <text:p text:style-name="P1">#Les courants assurent le transport#</text:p>
      <text:p text:style-name="P1">#de micro organismes, de bactéries,#</text:p>
      <text:p text:style-name="P1"/>
      <text:p text:style-name="P1"><text:span text:style-name="T1"><text:s/></text:span>441: 10:44:13.13 10:44:17.05 <text:s/>Durée 00:00:03.17 <text:s/>Lisibilité 55</text:p>
      <text:p text:style-name="P1">#et permettent aux crustacées#</text:p>
      <text:p text:style-name="P1">#et à certains poissons de se nourrir.#</text:p>
      <text:p text:style-name="P1"/>
      <text:p text:style-name="P1"><text:span text:style-name="T1"><text:s/></text:span>442: 10:44:21.22 10:44:23.15 <text:s/>Durée 00:00:01.18 <text:s/>Lisibilité 26</text:p>
      <text:p text:style-name="P1">#Mais depuis quelques anos,#</text:p>
      <text:p text:style-name="P1"/>
      <text:p text:style-name="P1"><text:span text:style-name="T1"><text:s/></text:span>443: 10:44:23.19 10:44:25.20 <text:s/>Durée 00:00:02.01 <text:s/>Lisibilité 31</text:p>
      <text:p text:style-name="P1">#l'affaiblissement#</text:p>
      <text:p text:style-name="P1">#de l'activité hydrique#</text:p>
      <text:p text:style-name="P1"/>
      <text:p text:style-name="P1"><text:span text:style-name="T1"><text:s/></text:span>444: 10:44:25.24 10:44:28.09 <text:s/>Durée 00:00:02.10 <text:s/>Lisibilité 36</text:p>
      <text:p text:style-name="P1">#compromet ce fragile équilibre.#</text:p>
      <text:p text:style-name="P1"/>
      <text:p text:style-name="P1"><text:span text:style-name="T1"><text:s/></text:span>445: 10:44:41.09 10:44:44.04 <text:s/>Durée 00:00:02.20 <text:s/>Lisibilité 42</text:p>
      <text:p text:style-name="P1">#Obtenir une meilleure qualité#</text:p>
      <text:p text:style-name="P1">#des eaux subterrâneaes#</text:p>
      <text:p text:style-name="P1"/>
      <text:p text:style-name="P1"><text:span text:style-name="T1"><text:s/></text:span>446: 10:44:44.08 10:44:48.07 <text:s/>Durée 00:00:03.24 <text:s/>Lisibilité 59</text:p>
      <text:p text:style-name="P1">#impose une surveillance permanente#</text:p>
      <text:p text:style-name="P1">#de l'activité das nascentes.#</text:p>
      <text:p text:style-name="P1"/>
      <text:p text:style-name="P1"><text:span text:style-name="T1"><text:s/></text:span>447: 10:44:54.06 10:44:56.03 <text:s/>Durée 00:00:01.22 <text:s/>Lisibilité 28</text:p>
      <text:p text:style-name="P1">#Le Pr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l'Institut</text:p>
      <text:p text:style-name="P1">de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L'une de ses nombreuses missions#</text:p>
      <text:p text:style-name="P1"/>
      <text:p text:style-name="P1"><text:span text:style-name="T1"><text:s/></text:span>450: 10:45:05.13 10:45:07.22 <text:s/>Durée 00:00:02.09 <text:s/>Lisibilité 35</text:p>
      <text:p text:style-name="P1">#consiste à contrôler #</text:p>
      <text:p text:style-name="P1">#la transparence da água#</text:p>
      <text:p text:style-name="P1"/>
      <text:p text:style-name="P1"><text:span text:style-name="T1"><text:s/></text:span>451: 10:45:08.02 10:45:10.20 <text:s/>Durée 00:00:02.18 <text:s/>Lisibilité 41</text:p>
      <text:p text:style-name="P1">#afin de restaurer#</text:p>
      <text:p text:style-name="P1">#les écosystèmes malades#</text:p>
      <text:p text:style-name="P1"/>
      <text:p text:style-name="P1"><text:span text:style-name="T1"><text:s/></text:span>452: 10:45:11.00 10:45:12.05 <text:s/>Durée 00:00:01.05 <text:s/>Lisibilité 18</text:p>
      <text:p text:style-name="P1">#ou contaminés.#</text:p>
      <text:p text:style-name="P1"/>
      <text:p text:style-name="P1"><text:span text:style-name="T1"><text:s/></text:span>453: 10:45:14.00 10:45:16.07 <text:s/>Durée 00:00:02.07 <text:s/>Lisibilité 34</text:p>
      <text:p text:style-name="P1">#Avec sa coéquipière, </text:p>
      <text:p text:style-name="P1"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ils mesurent la distance#</text:p>
      <text:p text:style-name="P1">#de visibilité dans a água.#</text:p>
      <text:p text:style-name="P1"/>
      <text:p text:style-name="P1"><text:soft-page-break/><text:span text:style-name="T1"><text:s/></text:span>455: 10:45:19.12 10:45:20.10 <text:s/>Durée 00:00:00.23 <text:s/>Lisibilité 14</text:p>
      <text:p text:style-name="P1"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É pas mal.</text:p>
      <text:p text:style-name="P1"/>
      <text:p text:style-name="P1"><text:span text:style-name="T1"><text:s/></text:span>458: 10:45:26.13 10:45:29.16 <text:s/>Durée 00:00:03.03 <text:s/>Lisibilité 47</text:p>
      <text:p text:style-name="P1">#Ces eaux translucides#</text:p>
      <text:p text:style-name="P1">#semblent en bonne santé.#</text:p>
      <text:p text:style-name="P1"/>
      <text:p text:style-name="P1"><text:span text:style-name="T1"><text:s/></text:span>459: 10:45:29.20 10:45:34.00 <text:s/>Durée 00:00:04.05 <text:s/>Lisibilité 63</text:p>
      <text:p text:style-name="P1">#mais elles peuvent dissimuler#</text:p>
      <text:p text:style-name="P1">#une pollution invisible à l'œil nu.#</text:p>
      <text:p text:style-name="P1"/>
      <text:p text:style-name="P1"><text:span text:style-name="T1"><text:s/></text:span>460: 10:45:34.05 10:45:37.06 <text:s/>Durée 00:00:03.01 <text:s/>Lisibilité 46</text:p>
      <text:p text:style-name="P1">La Rainbow River, là où on est,</text:p>
      <text:p text:style-name="P1">est très particulière.</text:p>
      <text:p text:style-name="P1"/>
      <text:p text:style-name="P1"><text:span text:style-name="T1"><text:s/></text:span>461: 10:45:38.00 10:45:40.11 <text:s/>Durée 00:00:02.11 <text:s/>Lisibilité 37</text:p>
      <text:p text:style-name="P1">car elle contient</text:p>
      <text:p text:style-name="P1">un taux très élevé de nitrate.</text:p>
      <text:p text:style-name="P1"/>
      <text:p text:style-name="P1"><text:span text:style-name="T1"><text:s/></text:span>462: 10:45:40.15 10:45:42.23 <text:s/>Durée 00:00:02.08 <text:s/>Lisibilité 35</text:p>
      <text:p text:style-name="P1">Le nitrate</text:p>
      <text:p text:style-name="P1">est une sorte de nutriment,</text:p>
      <text:p text:style-name="P1"/>
      <text:p text:style-name="P1"><text:span text:style-name="T1"><text:s/></text:span>463: 10:45:43.03 10:45:46.05 <text:s/>Durée 00:00:03.02 <text:s/>Lisibilité 46</text:p>
      <text:p text:style-name="P1">une matière non-organique </text:p>
      <text:p text:style-name="P1">que l'on trouve dans les engrais.</text:p>
      <text:p text:style-name="P1"/>
      <text:p text:style-name="P1"><text:span text:style-name="T1"><text:s/></text:span>464: 10:45:46.09 10:45:50.10 <text:s/>Durée 00:00:04.01 <text:s/>Lisibilité 61</text:p>
      <text:p text:style-name="P1">Il provient aussi des eaux usées </text:p>
      <text:p text:style-name="P1">et des fosses septiques.</text:p>
      <text:p text:style-name="P1"/>
      <text:p text:style-name="P1"><text:span text:style-name="T1"><text:s/></text:span>465: 10:45:50.14 10:45:54.09 <text:s/>Durée 00:00:03.20 <text:s/>Lisibilité 57</text:p>
      <text:p text:style-name="P1">Malgré tout, si vous observez</text:p>
      <text:p text:style-name="P1">la rio dans sa partie superiore,</text:p>
      <text:p text:style-name="P1"/>
      <text:p text:style-name="P1"><text:span text:style-name="T1"><text:s/></text:span>466: 10:45:54.13 10:45:57.10 <text:s/>Durée 00:00:02.22 <text:s/>Lisibilité 43</text:p>
      <text:p text:style-name="P1">é l'une des eaux</text:p>
      <text:p text:style-name="P1">les plus claires du monde.</text:p>
      <text:p text:style-name="P1"/>
      <text:p text:style-name="P1"><text:span text:style-name="T1"><text:s/></text:span>467: 10:45:57.14 10:45:58.18 <text:s/>Durée 00:00:01.04 <text:s/>Lisibilité 17</text:p>
      <text:p text:style-name="P1">Cela vient contredire</text:p>
      <text:p text:style-name="P1"/>
      <text:p text:style-name="P1"><text:span text:style-name="T1"><text:s/></text:span>468: 10:45:58.23 10:46:02.10 <text:s/>Durée 00:00:03.12 <text:s/>Lisibilité 52</text:p>
      <text:p text:style-name="P1">l'idée qu'une teneur en nitrate</text:p>
      <text:p text:style-name="P1">implique une água moins limpide.</text:p>
      <text:p text:style-name="P1"/>
      <text:p text:style-name="P1"><text:span text:style-name="T1"><text:s/></text:span>469: 10:46:02.14 10:46:05.21 <text:s/>Durée 00:00:03.07 <text:s/>Lisibilité 49</text:p>
      <text:p text:style-name="P1">On a un taux élevé de nutriments</text:p>
      <text:p text:style-name="P1">et pourtant, a água est claire.</text:p>
      <text:p text:style-name="P1"/>
      <text:p text:style-name="P1"><text:span text:style-name="T1"><text:s/></text:span>470: 10:46:06.00 10:46:08.08 <text:s/>Durée 00:00:02.08 <text:s/>Lisibilité 35</text:p>
      <text:p text:style-name="P1">La question est: "Pourquoi?"</text:p>
      <text:p text:style-name="P1"/>
      <text:p text:style-name="P1"><text:span text:style-name="T1"><text:s/></text:span>471: 10:46:11.14 10:46:12.21 <text:s/>Durée 00:00:01.07 <text:s/>Lisibilité 19</text:p>
      <text:p text:style-name="P1"><text:soft-page-break/>Il y a 2 raisons à cela.</text:p>
      <text:p text:style-name="P1"/>
      <text:p text:style-name="P1"><text:span text:style-name="T1"><text:s/></text:span>472: 10:46:13.00 10:46:13.22 <text:s/>Durée 00:00:00.22 <text:s/>Lisibilité 13</text:p>
      <text:p text:style-name="P1">É d'abord dû</text:p>
      <text:p text:style-name="P1"/>
      <text:p text:style-name="P1"><text:span text:style-name="T1"><text:s/></text:span>473: 10:46:14.02 10:46:17.03 <text:s/>Durée 00:00:03.01 <text:s/>Lisibilité 46</text:p>
      <text:p text:style-name="P1">au puissant débit das nascentes</text:p>
      <text:p text:style-name="P1">qui rend cette rio active.</text:p>
      <text:p text:style-name="P1"/>
      <text:p text:style-name="P1"><text:span text:style-name="T1"><text:s/></text:span>474: 10:46:17.07 10:46:19.13 <text:s/>Durée 00:00:02.06 <text:s/>Lisibilité 34</text:p>
      <text:p text:style-name="P1">Du coup, le courant est rapide.</text:p>
      <text:p text:style-name="P1"/>
      <text:p text:style-name="P1"><text:span text:style-name="T1"><text:s/></text:span>475: 10:46:25.11 10:46:28.09 <text:s/>Durée 00:00:02.23 <text:s/>Lisibilité 44</text:p>
      <text:p text:style-name="P1">La clarté est aussi liée</text:p>
      <text:p text:style-name="P1">à ces plantes aquatiques.</text:p>
      <text:p text:style-name="P1"/>
      <text:p text:style-name="P1"><text:span text:style-name="T1"><text:s/></text:span>476: 10:46:28.22 10:46:32.14 <text:s/>Durée 00:00:03.17 <text:s/>Lisibilité 55</text:p>
      <text:p text:style-name="P1">Cette végétation est essentielle</text:p>
      <text:p text:style-name="P1">pour maintenir une bonne limpidité.</text:p>
      <text:p text:style-name="P1"/>
      <text:p text:style-name="P1"><text:span text:style-name="T1"><text:s/></text:span>477: 10:46:33.14 10:46:36.00 <text:s/>Durée 00:00:02.11 <text:s/>Lisibilité 37</text:p>
      <text:p text:style-name="P1">Même dans le cas</text:p>
      <text:p text:style-name="P1">d'un fort taux de nitrate.</text:p>
      <text:p text:style-name="P1"/>
      <text:p text:style-name="P1"><text:span text:style-name="T1"><text:s/></text:span>478: 10:46:36.04 10:46:39.01 <text:s/>Durée 00:00:02.22 <text:s/>Lisibilité 43</text:p>
      <text:p text:style-name="P1">Mais cela ne signifie pas</text:p>
      <text:p text:style-name="P1">qu'il n'y a aucun problème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/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as nascentes#</text:p>
      <text:p text:style-name="P1"><text:soft-page-break/></text:p>
      <text:p text:style-name="P1"><text:span text:style-name="T1"><text:s/></text:span>488: 10:47:28.11 10:47:31.24 <text:s/>Durée 00:00:03.13 <text:s/>Lisibilité 53</text:p>
      <text:p text:style-name="P1">#ne permet plus de repousser les#</text:p>
      <text:p text:style-name="P1"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#victimes da salinisation da água.#</text:p>
      <text:p text:style-name="P1"/>
      <text:p text:style-name="P1"><text:span text:style-name="T1"><text:s/></text:span>503: 10:48:40.17 10:48:41.12 <text:s/>Durée 00:00:00.20 <text:s/>Lisibilité 12</text:p>
      <text:p text:style-name="P1"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<text:soft-page-break/>#à base de fibres de noix de coco#</text:p>
      <text:p text:style-name="P1"/>
      <text:p text:style-name="P1"><text:span text:style-name="T1"><text:s/></text:span>505: 10:48:44.21 10:48:49.14 <text:s/>Durée 00:00:04.18 <text:s/>Lisibilité 71</text:p>
      <text:p text:style-name="P1"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a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<text:soft-page-break/>Nous pensons qu'à l'avenir</text:p>
      <text:p text:style-name="P1">a água sera plus salée qu'aujourd'hui.</text:p>
      <text:p text:style-name="P1"/>
      <text:p text:style-name="P1"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a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eaux diluviennes</text:p>
      <text:p text:style-name="P1"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<text:soft-page-break/>hydrologique pourrait faiblir#</text:p>
      <text:p text:style-name="P1"/>
      <text:p text:style-name="P1"><text:span text:style-name="T1"><text:s/></text:span>537: 10:50:55.00 10:50:56.24 <text:s/>Durée 00:00:01.24 <text:s/>Lisibilité 29</text:p>
      <text:p text:style-name="P1"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#A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7T16:31:28.997000000</dc:date>
    <meta:editing-cycles>9</meta:editing-cycles>
    <meta:generator>LibreOffice/6.1.3.2$Windows_X86_64 LibreOffice_project/86daf60bf00efa86ad547e59e09d6bb77c699acb</meta:generator>
    <meta:editing-duration>PT42M5S</meta:editing-duration>
    <meta:document-statistic meta:table-count="0" meta:image-count="0" meta:object-count="0" meta:page-count="34" meta:paragraph-count="1463" meta:word-count="7666" meta:character-count="58341" meta:non-whitespace-character-count="50388"/>
  </office:meta>
</office:document-meta>
</file>